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3.417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2.8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cm"/>
      <style:text-properties fo:color="#ffffff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b7b3ca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729fcf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afd095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  <style:text-properties fo:color="#ffffff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ackground-color="#b7b3ca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729fcf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afd095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66cm" svg:height="8.983cm" svg:x="2.318cm" svg:y="23.72cm">
            <draw:object draw:notify-on-update-of-ranges="Planilha1.Q5:Planilha1.S5 Planilha1.Q7:Planilha1.Q7 Planilha1.N4:Planilha1.N6 Planilha1.P4:Planilha1.P6 Planilha1.P4:Planilha1.P6 Planilha1.Q8:Planilha1.Q8 Planilha1.N24:Planilha1.N26 Planilha1.P24:Planilha1.P26 Planilha1.P24:Planilha1.P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984cm" svg:y="23.627cm">
            <draw:object draw:notify-on-update-of-ranges="Planilha1.Q5:Planilha1.S5 Planilha1.Q7:Planilha1.Q7 Planilha1.N7:Planilha1.N9 Planilha1.P7:Planilha1.P9 Planilha1.P7:Planilha1.P9 Planilha1.Q8:Planilha1.Q8 Planilha1.N27:Planilha1.N29 Planilha1.P27:Planilha1.P29 Planilha1.P27:Planilha1.P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85cm" svg:height="9.006cm" svg:x="35.849cm" svg:y="23.689cm">
            <draw:object draw:notify-on-update-of-ranges="Planilha1.Q5:Planilha1.S5 Planilha1.Q7:Planilha1.Q7 Planilha1.N10:Planilha1.N12 Planilha1.P10:Planilha1.P12 Planilha1.P10:Planilha1.P12 Planilha1.Q8:Planilha1.Q8 Planilha1.N30:Planilha1.N32 Planilha1.P30:Planilha1.P32 Planilha1.P30:Planilha1.P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1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0" table:number-rows-spanned="2">
            <text:p>Haskell</text:p>
          </table:table-cell>
          <table:covered-table-cell table:number-columns-repeated="9"/>
          <table:table-cell table:number-columns-repeated="7"/>
        </table:table-row>
        <table:table-row table:style-name="ro2">
          <table:table-cell table:number-columns-repeated="2"/>
          <table:covered-table-cell table:number-columns-repeated="10"/>
          <table:table-cell/>
          <table:table-cell table:style-name="ce1" office:value-type="string" calcext:value-type="string">
            <text:p>Médias</text:p>
          </table:table-cell>
          <table:table-cell table:style-name="ce13" office:value-type="string" calcext:value-type="string">
            <text:p>Desv. Pad.</text:p>
          </table:table-cell>
          <table:table-cell table:style-name="ce13" office:value-type="string" calcext:value-type="string">
            <text:p>Int. Conf.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Insertion</text:p>
          </table:table-cell>
          <table:table-cell table:style-name="ce3" office:value-type="float" office:value="0.000000849" calcext:value-type="float">
            <text:p>0,000000849</text:p>
          </table:table-cell>
          <table:table-cell table:style-name="ce3" office:value-type="float" office:value="0.00000091" calcext:value-type="float">
            <text:p>0,00000091</text:p>
          </table:table-cell>
          <table:table-cell table:style-name="ce3" office:value-type="float" office:value="0.00000164" calcext:value-type="float">
            <text:p>0,00000164</text:p>
          </table:table-cell>
          <table:table-cell table:style-name="ce3" office:value-type="float" office:value="0.00000068" calcext:value-type="float">
            <text:p>0,00000068</text:p>
          </table:table-cell>
          <table:table-cell table:style-name="ce3" office:value-type="float" office:value="0.000001489" calcext:value-type="float">
            <text:p>0,000001489</text:p>
          </table:table-cell>
          <table:table-cell table:style-name="ce3" office:value-type="float" office:value="0.00000082" calcext:value-type="float">
            <text:p>0,00000082</text:p>
          </table:table-cell>
          <table:table-cell table:style-name="ce3" office:value-type="float" office:value="0.000001549" calcext:value-type="float">
            <text:p>0,000001549</text:p>
          </table:table-cell>
          <table:table-cell table:style-name="ce3" office:value-type="float" office:value="0.00000114" calcext:value-type="float">
            <text:p>0,00000114</text:p>
          </table:table-cell>
          <table:table-cell table:style-name="ce3" office:value-type="float" office:value="0.00000171" calcext:value-type="float">
            <text:p>0,00000171</text:p>
          </table:table-cell>
          <table:table-cell table:style-name="ce3" office:value-type="float" office:value="0.00000114" calcext:value-type="float">
            <text:p>0,00000114</text:p>
          </table:table-cell>
          <table:table-cell/>
          <table:table-cell table:style-name="ce10" table:formula="of:=MEDIAN([.C4:.L4])" office:value-type="float" office:value="0.00000114" calcext:value-type="float">
            <text:p>0,00000114</text:p>
          </table:table-cell>
          <table:table-cell table:formula="of:=STDEV([.C4:.L4])" office:value-type="float" office:value="0.00000037826946597484" calcext:value-type="float">
            <text:p>3,78269465974838E-07</text:p>
          </table:table-cell>
          <table:table-cell table:formula="of:=CONFIDENCE(0.05;[.O4];10)" office:value-type="float" office:value="0.0000002344495358837" calcext:value-type="float">
            <text:p>2,34449535883704E-07</text:p>
          </table:table-cell>
          <table:table-cell table:number-columns-repeated="3"/>
        </table:table-row>
        <table:table-row table:style-name="ro3">
          <table:table-cell/>
          <table:covered-table-cell table:style-name="ce1"/>
          <table:table-cell table:style-name="ce4" office:value-type="float" office:value="0.00000091" calcext:value-type="float">
            <text:p>0,00000091</text:p>
          </table:table-cell>
          <table:table-cell table:style-name="ce4" office:value-type="float" office:value="0.0000011" calcext:value-type="float">
            <text:p>0,0000011</text:p>
          </table:table-cell>
          <table:table-cell table:style-name="ce4" office:value-type="float" office:value="0.00000133" calcext:value-type="float">
            <text:p>0,00000133</text:p>
          </table:table-cell>
          <table:table-cell table:style-name="ce4" office:value-type="float" office:value="0.00000161" calcext:value-type="float">
            <text:p>0,00000161</text:p>
          </table:table-cell>
          <table:table-cell table:style-name="ce4" office:value-type="float" office:value="0.0000009" calcext:value-type="float">
            <text:p>0,0000009</text:p>
          </table:table-cell>
          <table:table-cell table:style-name="ce4" office:value-type="float" office:value="0.000001291" calcext:value-type="float">
            <text:p>0,000001291</text:p>
          </table:table-cell>
          <table:table-cell table:style-name="ce4" office:value-type="float" office:value="0.0000007" calcext:value-type="float">
            <text:p>0,0000007</text:p>
          </table:table-cell>
          <table:table-cell table:style-name="ce4" office:value-type="float" office:value="0.0000008" calcext:value-type="float">
            <text:p>0,0000008</text:p>
          </table:table-cell>
          <table:table-cell table:style-name="ce4" office:value-type="float" office:value="0.00000094" calcext:value-type="float">
            <text:p>0,00000094</text:p>
          </table:table-cell>
          <table:table-cell table:style-name="ce4" office:value-type="float" office:value="0.00000075" calcext:value-type="float">
            <text:p>0,00000075</text:p>
          </table:table-cell>
          <table:table-cell/>
          <table:table-cell table:style-name="ce11" table:formula="of:=MEDIAN([.C5:.L5])" office:value-type="float" office:value="0.000000925" calcext:value-type="float">
            <text:p>0,000000925</text:p>
          </table:table-cell>
          <table:table-cell table:formula="of:=STDEV([.C5:.L5])" office:value-type="float" office:value="0.00000029418907374529" calcext:value-type="float">
            <text:p>2,94189073745289E-07</text:p>
          </table:table-cell>
          <table:table-cell table:formula="of:=CONFIDENCE(0.05;[.O5];10)" office:value-type="float" office:value="0.00000018233692646561" calcext:value-type="float">
            <text:p>1,8233692646561E-07</text:p>
          </table:table-cell>
          <table:table-cell table:style-name="ce10" office:value-type="string" calcext:value-type="string">
            <text:p>Lista 1</text:p>
          </table:table-cell>
          <table:table-cell table:style-name="ce11" office:value-type="string" calcext:value-type="string">
            <text:p>Lista 2</text:p>
          </table:table-cell>
          <table:table-cell table:style-name="ce12" office:value-type="string" calcext:value-type="string">
            <text:p>Lista 3</text:p>
          </table:table-cell>
        </table:table-row>
        <table:table-row table:style-name="ro3">
          <table:table-cell/>
          <table:covered-table-cell table:style-name="ce1"/>
          <table:table-cell table:style-name="ce5" office:value-type="float" office:value="0.00000079" calcext:value-type="float">
            <text:p>0,00000079</text:p>
          </table:table-cell>
          <table:table-cell table:style-name="ce5" office:value-type="float" office:value="0.00000103" calcext:value-type="float">
            <text:p>0,00000103</text:p>
          </table:table-cell>
          <table:table-cell table:style-name="ce5" office:value-type="float" office:value="0.00000085" calcext:value-type="float">
            <text:p>0,00000085</text:p>
          </table:table-cell>
          <table:table-cell table:style-name="ce5" office:value-type="float" office:value="0.0000017" calcext:value-type="float">
            <text:p>0,0000017</text:p>
          </table:table-cell>
          <table:table-cell table:style-name="ce5" office:value-type="float" office:value="0.00000136" calcext:value-type="float">
            <text:p>0,00000136</text:p>
          </table:table-cell>
          <table:table-cell table:style-name="ce5" office:value-type="float" office:value="0.000000789" calcext:value-type="float">
            <text:p>0,000000789</text:p>
          </table:table-cell>
          <table:table-cell table:style-name="ce5" office:value-type="float" office:value="0.00000104" calcext:value-type="float">
            <text:p>0,00000104</text:p>
          </table:table-cell>
          <table:table-cell table:style-name="ce5" office:value-type="float" office:value="0.00000109" calcext:value-type="float">
            <text:p>0,00000109</text:p>
          </table:table-cell>
          <table:table-cell table:style-name="ce5" office:value-type="float" office:value="0.00000098" calcext:value-type="float">
            <text:p>0,00000098</text:p>
          </table:table-cell>
          <table:table-cell table:style-name="ce5" office:value-type="float" office:value="0.000000931" calcext:value-type="float">
            <text:p>0,000000931</text:p>
          </table:table-cell>
          <table:table-cell/>
          <table:table-cell table:style-name="ce12" table:formula="of:=MEDIAN([.C6:.L6])" office:value-type="float" office:value="0.000001005" calcext:value-type="float">
            <text:p>0,000001005</text:p>
          </table:table-cell>
          <table:table-cell table:formula="of:=STDEV([.C6:.L6])" office:value-type="float" office:value="0.00000028188295443322" calcext:value-type="float">
            <text:p>2,81882954433219E-07</text:p>
          </table:table-cell>
          <table:table-cell table:formula="of:=CONFIDENCE(0.05;[.O6];10)" office:value-type="float" office:value="0.00000017470965484904" calcext:value-type="float">
            <text:p>1,74709654849042E-07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Selection</text:p>
          </table:table-cell>
          <table:table-cell table:style-name="ce3" office:value-type="float" office:value="0.00000092" calcext:value-type="float">
            <text:p>0,00000092</text:p>
          </table:table-cell>
          <table:table-cell table:style-name="ce3" office:value-type="float" office:value="0.00000134" calcext:value-type="float">
            <text:p>0,00000134</text:p>
          </table:table-cell>
          <table:table-cell table:style-name="ce3" office:value-type="float" office:value="0.0000011" calcext:value-type="float">
            <text:p>0,0000011</text:p>
          </table:table-cell>
          <table:table-cell table:style-name="ce3" office:value-type="float" office:value="0.00000083" calcext:value-type="float">
            <text:p>0,00000083</text:p>
          </table:table-cell>
          <table:table-cell table:style-name="ce3" office:value-type="float" office:value="0.000001189" calcext:value-type="float">
            <text:p>0,000001189</text:p>
          </table:table-cell>
          <table:table-cell table:style-name="ce3" office:value-type="float" office:value="0.00000116" calcext:value-type="float">
            <text:p>0,00000116</text:p>
          </table:table-cell>
          <table:table-cell table:style-name="ce3" office:value-type="float" office:value="0.000000889" calcext:value-type="float">
            <text:p>0,000000889</text:p>
          </table:table-cell>
          <table:table-cell table:style-name="ce3" office:value-type="float" office:value="0.00000105" calcext:value-type="float">
            <text:p>0,00000105</text:p>
          </table:table-cell>
          <table:table-cell table:style-name="ce3" office:value-type="float" office:value="0.00000131" calcext:value-type="float">
            <text:p>0,00000131</text:p>
          </table:table-cell>
          <table:table-cell table:style-name="ce3" office:value-type="float" office:value="0.000001189" calcext:value-type="float">
            <text:p>0,000001189</text:p>
          </table:table-cell>
          <table:table-cell/>
          <table:table-cell table:style-name="ce10" table:formula="of:=MEDIAN([.C7:.L7])" office:value-type="float" office:value="0.00000113" calcext:value-type="float">
            <text:p>0,00000113</text:p>
          </table:table-cell>
          <table:table-cell table:formula="of:=STDEV([.C7:.L7])" office:value-type="float" office:value="0.00000017429543883877" calcext:value-type="float">
            <text:p>1,74295438838772E-07</text:p>
          </table:table-cell>
          <table:table-cell table:formula="of:=CONFIDENCE(0.05;[.O7];10)" office:value-type="float" office:value="0.00000010802744714561" calcext:value-type="float">
            <text:p>1,08027447145614E-07</text:p>
          </table:table-cell>
          <table:table-cell office:value-type="string" calcext:value-type="string">
            <text:p>Haskell</text:p>
          </table:table-cell>
          <table:table-cell table:number-columns-repeated="2"/>
        </table:table-row>
        <table:table-row table:style-name="ro3">
          <table:table-cell/>
          <table:covered-table-cell table:style-name="ce1"/>
          <table:table-cell table:style-name="ce4" office:value-type="float" office:value="0.00000101" calcext:value-type="float">
            <text:p>0,00000101</text:p>
          </table:table-cell>
          <table:table-cell table:style-name="ce4" office:value-type="float" office:value="0.00000163" calcext:value-type="float">
            <text:p>0,00000163</text:p>
          </table:table-cell>
          <table:table-cell table:style-name="ce4" office:value-type="float" office:value="0.00000122" calcext:value-type="float">
            <text:p>0,00000122</text:p>
          </table:table-cell>
          <table:table-cell table:style-name="ce4" office:value-type="float" office:value="0.000001791" calcext:value-type="float">
            <text:p>0,000001791</text:p>
          </table:table-cell>
          <table:table-cell table:style-name="ce4" office:value-type="float" office:value="0.000001" calcext:value-type="float">
            <text:p>0,000001</text:p>
          </table:table-cell>
          <table:table-cell table:style-name="ce4" office:value-type="float" office:value="0.00000088" calcext:value-type="float">
            <text:p>0,00000088</text:p>
          </table:table-cell>
          <table:table-cell table:style-name="ce4" office:value-type="float" office:value="0.00000092" calcext:value-type="float">
            <text:p>0,00000092</text:p>
          </table:table-cell>
          <table:table-cell table:style-name="ce4" office:value-type="float" office:value="0.00000124" calcext:value-type="float">
            <text:p>0,00000124</text:p>
          </table:table-cell>
          <table:table-cell table:style-name="ce4" office:value-type="float" office:value="0.00000096" calcext:value-type="float">
            <text:p>0,00000096</text:p>
          </table:table-cell>
          <table:table-cell table:style-name="ce4" office:value-type="float" office:value="0.00000101" calcext:value-type="float">
            <text:p>0,00000101</text:p>
          </table:table-cell>
          <table:table-cell/>
          <table:table-cell table:style-name="ce11" table:formula="of:=MEDIAN([.C8:.L8])" office:value-type="float" office:value="0.00000101" calcext:value-type="float">
            <text:p>0,00000101</text:p>
          </table:table-cell>
          <table:table-cell table:formula="of:=STDEV([.C8:.L8])" office:value-type="float" office:value="0.0000003118562524982" calcext:value-type="float">
            <text:p>3,11856252498202E-07</text:p>
          </table:table-cell>
          <table:table-cell table:formula="of:=CONFIDENCE(0.05;[.O8];10)" office:value-type="float" office:value="0.0000001932869560915" calcext:value-type="float">
            <text:p>1,93286956091502E-07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3">
          <table:table-cell/>
          <table:covered-table-cell table:style-name="ce1"/>
          <table:table-cell table:style-name="ce5" office:value-type="float" office:value="0.00000091" calcext:value-type="float">
            <text:p>0,00000091</text:p>
          </table:table-cell>
          <table:table-cell table:style-name="ce5" office:value-type="float" office:value="0.00000109" calcext:value-type="float">
            <text:p>0,00000109</text:p>
          </table:table-cell>
          <table:table-cell table:style-name="ce5" office:value-type="float" office:value="0.00000124" calcext:value-type="float">
            <text:p>0,00000124</text:p>
          </table:table-cell>
          <table:table-cell table:style-name="ce5" office:value-type="float" office:value="0.00000164" calcext:value-type="float">
            <text:p>0,00000164</text:p>
          </table:table-cell>
          <table:table-cell table:style-name="ce5" office:value-type="float" office:value="0.00000157" calcext:value-type="float">
            <text:p>0,00000157</text:p>
          </table:table-cell>
          <table:table-cell table:style-name="ce5" office:value-type="float" office:value="0.00000094" calcext:value-type="float">
            <text:p>0,00000094</text:p>
          </table:table-cell>
          <table:table-cell table:style-name="ce5" office:value-type="float" office:value="0.00000156" calcext:value-type="float">
            <text:p>0,00000156</text:p>
          </table:table-cell>
          <table:table-cell table:style-name="ce5" office:value-type="float" office:value="0.000001789" calcext:value-type="float">
            <text:p>0,000001789</text:p>
          </table:table-cell>
          <table:table-cell table:style-name="ce5" office:value-type="float" office:value="0.00000124" calcext:value-type="float">
            <text:p>0,00000124</text:p>
          </table:table-cell>
          <table:table-cell table:style-name="ce5" office:value-type="float" office:value="0.0000018" calcext:value-type="float">
            <text:p>0,0000018</text:p>
          </table:table-cell>
          <table:table-cell/>
          <table:table-cell table:style-name="ce12" table:formula="of:=MEDIAN([.C9:.L9])" office:value-type="float" office:value="0.0000014" calcext:value-type="float">
            <text:p>0,0000014</text:p>
          </table:table-cell>
          <table:table-cell table:formula="of:=STDEV([.C9:.L9])" office:value-type="float" office:value="0.0000003362434468589" calcext:value-type="float">
            <text:p>3,36243446858902E-07</text:p>
          </table:table-cell>
          <table:table-cell table:formula="of:=CONFIDENCE(0.05;[.O9];10)" office:value-type="float" office:value="0.00000020840201800811" calcext:value-type="float">
            <text:p>2,08402018008111E-07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Bubble</text:p>
          </table:table-cell>
          <table:table-cell table:style-name="ce3" office:value-type="float" office:value="0.00000052" calcext:value-type="float">
            <text:p>0,00000052</text:p>
          </table:table-cell>
          <table:table-cell table:style-name="ce3" office:value-type="float" office:value="0.00000104" calcext:value-type="float">
            <text:p>0,00000104</text:p>
          </table:table-cell>
          <table:table-cell table:style-name="ce3" office:value-type="float" office:value="0.00000099" calcext:value-type="float">
            <text:p>0,00000099</text:p>
          </table:table-cell>
          <table:table-cell table:style-name="ce3" office:value-type="float" office:value="0.00000055" calcext:value-type="float">
            <text:p>0,00000055</text:p>
          </table:table-cell>
          <table:table-cell table:style-name="ce3" office:value-type="float" office:value="0.0000012" calcext:value-type="float">
            <text:p>0,0000012</text:p>
          </table:table-cell>
          <table:table-cell table:style-name="ce3" office:value-type="float" office:value="0.00000124" calcext:value-type="float">
            <text:p>0,00000124</text:p>
          </table:table-cell>
          <table:table-cell table:style-name="ce3" office:value-type="float" office:value="0.0000008" calcext:value-type="float">
            <text:p>0,0000008</text:p>
          </table:table-cell>
          <table:table-cell table:style-name="ce3" office:value-type="float" office:value="0.00000078" calcext:value-type="float">
            <text:p>0,00000078</text:p>
          </table:table-cell>
          <table:table-cell table:number-columns-repeated="2" table:style-name="ce3" office:value-type="float" office:value="0.00000081" calcext:value-type="float">
            <text:p>0,00000081</text:p>
          </table:table-cell>
          <table:table-cell/>
          <table:table-cell table:style-name="ce10" table:formula="of:=MEDIAN([.C10:.L10])" office:value-type="float" office:value="0.00000081" calcext:value-type="float">
            <text:p>0,00000081</text:p>
          </table:table-cell>
          <table:table-cell table:formula="of:=STDEV([.C10:.L10])" office:value-type="float" office:value="0.00000024359346825762" calcext:value-type="float">
            <text:p>2,43593468257623E-07</text:p>
          </table:table-cell>
          <table:table-cell table:formula="of:=CONFIDENCE(0.05;[.O10];10)" office:value-type="float" office:value="0.00000015097802152791" calcext:value-type="float">
            <text:p>1,50978021527914E-07</text:p>
          </table:table-cell>
          <table:table-cell table:number-columns-repeated="3"/>
        </table:table-row>
        <table:table-row table:style-name="ro3">
          <table:table-cell/>
          <table:covered-table-cell table:style-name="ce1"/>
          <table:table-cell table:style-name="ce4" office:value-type="float" office:value="0.00000064" calcext:value-type="float">
            <text:p>0,00000064</text:p>
          </table:table-cell>
          <table:table-cell table:style-name="ce4" office:value-type="float" office:value="0.000000711" calcext:value-type="float">
            <text:p>0,000000711</text:p>
          </table:table-cell>
          <table:table-cell table:style-name="ce4" office:value-type="float" office:value="0.00000083" calcext:value-type="float">
            <text:p>0,00000083</text:p>
          </table:table-cell>
          <table:table-cell table:style-name="ce4" office:value-type="float" office:value="0.0000016" calcext:value-type="float">
            <text:p>0,0000016</text:p>
          </table:table-cell>
          <table:table-cell table:style-name="ce4" office:value-type="float" office:value="0.0000008" calcext:value-type="float">
            <text:p>0,0000008</text:p>
          </table:table-cell>
          <table:table-cell table:style-name="ce4" office:value-type="float" office:value="0.000000849" calcext:value-type="float">
            <text:p>0,000000849</text:p>
          </table:table-cell>
          <table:table-cell table:style-name="ce4" office:value-type="float" office:value="0.00000065" calcext:value-type="float">
            <text:p>0,00000065</text:p>
          </table:table-cell>
          <table:table-cell table:style-name="ce4" office:value-type="float" office:value="0.00000076" calcext:value-type="float">
            <text:p>0,00000076</text:p>
          </table:table-cell>
          <table:table-cell table:style-name="ce4" office:value-type="float" office:value="0.00000093" calcext:value-type="float">
            <text:p>0,00000093</text:p>
          </table:table-cell>
          <table:table-cell table:style-name="ce4" office:value-type="float" office:value="0.00000062" calcext:value-type="float">
            <text:p>0,00000062</text:p>
          </table:table-cell>
          <table:table-cell/>
          <table:table-cell table:style-name="ce11" table:formula="of:=MEDIAN([.C11:.L11])" office:value-type="float" office:value="0.00000078" calcext:value-type="float">
            <text:p>0,00000078</text:p>
          </table:table-cell>
          <table:table-cell table:formula="of:=STDEV([.C11:.L11])" office:value-type="float" office:value="0.00000028577613616256" calcext:value-type="float">
            <text:p>2,85776136162556E-07</text:p>
          </table:table-cell>
          <table:table-cell table:formula="of:=CONFIDENCE(0.05;[.O11];10)" office:value-type="float" office:value="0.00000017712262954474" calcext:value-type="float">
            <text:p>1,77122629544744E-07</text:p>
          </table:table-cell>
          <table:table-cell table:number-columns-repeated="3"/>
        </table:table-row>
        <table:table-row table:style-name="ro3">
          <table:table-cell/>
          <table:covered-table-cell table:style-name="ce1"/>
          <table:table-cell table:style-name="ce5" office:value-type="float" office:value="0.00000088" calcext:value-type="float">
            <text:p>0,00000088</text:p>
          </table:table-cell>
          <table:table-cell table:style-name="ce5" office:value-type="float" office:value="0.00000142" calcext:value-type="float">
            <text:p>0,00000142</text:p>
          </table:table-cell>
          <table:table-cell table:style-name="ce5" office:value-type="float" office:value="0.00000086" calcext:value-type="float">
            <text:p>0,00000086</text:p>
          </table:table-cell>
          <table:table-cell table:style-name="ce5" office:value-type="float" office:value="0.00000109" calcext:value-type="float">
            <text:p>0,00000109</text:p>
          </table:table-cell>
          <table:table-cell table:style-name="ce5" office:value-type="float" office:value="0.00000118" calcext:value-type="float">
            <text:p>0,00000118</text:p>
          </table:table-cell>
          <table:table-cell table:style-name="ce5" office:value-type="float" office:value="0.000000551" calcext:value-type="float">
            <text:p>0,000000551</text:p>
          </table:table-cell>
          <table:table-cell table:style-name="ce5" office:value-type="float" office:value="0.0000016" calcext:value-type="float">
            <text:p>0,0000016</text:p>
          </table:table-cell>
          <table:table-cell table:style-name="ce5" office:value-type="float" office:value="0.0000014" calcext:value-type="float">
            <text:p>0,0000014</text:p>
          </table:table-cell>
          <table:table-cell table:style-name="ce5" office:value-type="float" office:value="0.000001049" calcext:value-type="float">
            <text:p>0,000001049</text:p>
          </table:table-cell>
          <table:table-cell table:style-name="ce5" office:value-type="float" office:value="0.00000105" calcext:value-type="float">
            <text:p>0,00000105</text:p>
          </table:table-cell>
          <table:table-cell/>
          <table:table-cell table:style-name="ce12" table:formula="of:=MEDIAN([.C12:.L12])" office:value-type="float" office:value="0.00000107" calcext:value-type="float">
            <text:p>0,00000107</text:p>
          </table:table-cell>
          <table:table-cell table:formula="of:=STDEV([.C12:.L12])" office:value-type="float" office:value="0.00000030925753381643" calcext:value-type="float">
            <text:p>3,09257533816433E-07</text:p>
          </table:table-cell>
          <table:table-cell table:formula="of:=CONFIDENCE(0.05;[.O12];10)" office:value-type="float" office:value="0.00000019167628316219" calcext:value-type="float">
            <text:p>1,91676283162185E-07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Quick</text:p>
          </table:table-cell>
          <table:table-cell table:style-name="ce3" office:value-type="float" office:value="0.000000729" calcext:value-type="float">
            <text:p>0,000000729</text:p>
          </table:table-cell>
          <table:table-cell table:style-name="ce3" office:value-type="float" office:value="0.00000098" calcext:value-type="float">
            <text:p>0,00000098</text:p>
          </table:table-cell>
          <table:table-cell table:style-name="ce3" office:value-type="float" office:value="0.00000198" calcext:value-type="float">
            <text:p>0,00000198</text:p>
          </table:table-cell>
          <table:table-cell table:style-name="ce3" office:value-type="float" office:value="0.00000049" calcext:value-type="float">
            <text:p>0,00000049</text:p>
          </table:table-cell>
          <table:table-cell table:style-name="ce3" office:value-type="float" office:value="0.000000849" calcext:value-type="float">
            <text:p>0,000000849</text:p>
          </table:table-cell>
          <table:table-cell table:style-name="ce3" office:value-type="float" office:value="0.00000121" calcext:value-type="float">
            <text:p>0,00000121</text:p>
          </table:table-cell>
          <table:table-cell table:style-name="ce3" office:value-type="float" office:value="0.00000077" calcext:value-type="float">
            <text:p>0,00000077</text:p>
          </table:table-cell>
          <table:table-cell table:style-name="ce3" office:value-type="float" office:value="0.00000102" calcext:value-type="float">
            <text:p>0,00000102</text:p>
          </table:table-cell>
          <table:table-cell table:style-name="ce3" office:value-type="float" office:value="0.00000138" calcext:value-type="float">
            <text:p>0,00000138</text:p>
          </table:table-cell>
          <table:table-cell table:style-name="ce3" office:value-type="float" office:value="0.00000098" calcext:value-type="float">
            <text:p>0,00000098</text:p>
          </table:table-cell>
          <table:table-cell/>
          <table:table-cell table:style-name="ce10" table:formula="of:=MEDIAN([.C13:.L13])" office:value-type="float" office:value="0.00000098" calcext:value-type="float">
            <text:p>0,00000098</text:p>
          </table:table-cell>
          <table:table-cell table:formula="of:=STDEV([.C13:.L13])" office:value-type="float" office:value="0.00000041423122903894" calcext:value-type="float">
            <text:p>4,1423122903894E-07</text:p>
          </table:table-cell>
          <table:table-cell table:formula="of:=CONFIDENCE(0.05;[.O13];10)" office:value-type="float" office:value="0.00000025673845798375" calcext:value-type="float">
            <text:p>2,56738457983748E-07</text:p>
          </table:table-cell>
          <table:table-cell table:number-columns-repeated="3"/>
        </table:table-row>
        <table:table-row table:style-name="ro3">
          <table:table-cell/>
          <table:covered-table-cell table:style-name="ce1"/>
          <table:table-cell table:style-name="ce4" office:value-type="float" office:value="0.00000072" calcext:value-type="float">
            <text:p>0,00000072</text:p>
          </table:table-cell>
          <table:table-cell table:style-name="ce4" office:value-type="float" office:value="0.00000082" calcext:value-type="float">
            <text:p>0,00000082</text:p>
          </table:table-cell>
          <table:table-cell table:style-name="ce4" office:value-type="float" office:value="0.00000078" calcext:value-type="float">
            <text:p>0,00000078</text:p>
          </table:table-cell>
          <table:table-cell table:style-name="ce4" office:value-type="float" office:value="0.000001971" calcext:value-type="float">
            <text:p>0,000001971</text:p>
          </table:table-cell>
          <table:table-cell table:style-name="ce4" office:value-type="float" office:value="0.00000117" calcext:value-type="float">
            <text:p>0,00000117</text:p>
          </table:table-cell>
          <table:table-cell table:style-name="ce4" office:value-type="float" office:value="0.000001111" calcext:value-type="float">
            <text:p>0,000001111</text:p>
          </table:table-cell>
          <table:table-cell table:style-name="ce4" office:value-type="float" office:value="0.0000004" calcext:value-type="float">
            <text:p>0,0000004</text:p>
          </table:table-cell>
          <table:table-cell table:style-name="ce4" office:value-type="float" office:value="0.000000649" calcext:value-type="float">
            <text:p>0,000000649</text:p>
          </table:table-cell>
          <table:table-cell table:style-name="ce4" office:value-type="float" office:value="0.00000124" calcext:value-type="float">
            <text:p>0,00000124</text:p>
          </table:table-cell>
          <table:table-cell table:style-name="ce4" office:value-type="float" office:value="0.00000074" calcext:value-type="float">
            <text:p>0,00000074</text:p>
          </table:table-cell>
          <table:table-cell/>
          <table:table-cell table:style-name="ce11" table:formula="of:=MEDIAN([.C14:.L14])" office:value-type="float" office:value="0.0000008" calcext:value-type="float">
            <text:p>0,0000008</text:p>
          </table:table-cell>
          <table:table-cell table:formula="of:=STDEV([.C14:.L14])" office:value-type="float" office:value="0.0000004391586526783" calcext:value-type="float">
            <text:p>4,39158652678303E-07</text:p>
          </table:table-cell>
          <table:table-cell table:formula="of:=CONFIDENCE(0.05;[.O14];10)" office:value-type="float" office:value="0.00000027218835132358" calcext:value-type="float">
            <text:p>2,72188351323576E-07</text:p>
          </table:table-cell>
          <table:table-cell table:number-columns-repeated="3"/>
        </table:table-row>
        <table:table-row table:style-name="ro3">
          <table:table-cell/>
          <table:covered-table-cell table:style-name="ce1"/>
          <table:table-cell table:style-name="ce5" office:value-type="float" office:value="0.00000082" calcext:value-type="float">
            <text:p>0,00000082</text:p>
          </table:table-cell>
          <table:table-cell table:style-name="ce5" office:value-type="float" office:value="0.00000139" calcext:value-type="float">
            <text:p>0,00000139</text:p>
          </table:table-cell>
          <table:table-cell table:style-name="ce5" office:value-type="float" office:value="0.0000011" calcext:value-type="float">
            <text:p>0,0000011</text:p>
          </table:table-cell>
          <table:table-cell table:style-name="ce5" office:value-type="float" office:value="0.00000085" calcext:value-type="float">
            <text:p>0,00000085</text:p>
          </table:table-cell>
          <table:table-cell table:style-name="ce5" office:value-type="float" office:value="0.00000098" calcext:value-type="float">
            <text:p>0,00000098</text:p>
          </table:table-cell>
          <table:table-cell table:style-name="ce5" office:value-type="float" office:value="0.0000011" calcext:value-type="float">
            <text:p>0,0000011</text:p>
          </table:table-cell>
          <table:table-cell table:style-name="ce5" office:value-type="float" office:value="0.00000142" calcext:value-type="float">
            <text:p>0,00000142</text:p>
          </table:table-cell>
          <table:table-cell table:style-name="ce5" office:value-type="float" office:value="0.00000105" calcext:value-type="float">
            <text:p>0,00000105</text:p>
          </table:table-cell>
          <table:table-cell table:style-name="ce5" office:value-type="float" office:value="0.00000088" calcext:value-type="float">
            <text:p>0,00000088</text:p>
          </table:table-cell>
          <table:table-cell table:style-name="ce5" office:value-type="float" office:value="0.00000108" calcext:value-type="float">
            <text:p>0,00000108</text:p>
          </table:table-cell>
          <table:table-cell/>
          <table:table-cell table:style-name="ce12" table:formula="of:=MEDIAN([.C15:.L15])" office:value-type="float" office:value="0.000001065" calcext:value-type="float">
            <text:p>0,000001065</text:p>
          </table:table-cell>
          <table:table-cell table:formula="of:=STDEV([.C15:.L15])" office:value-type="float" office:value="0.00000020607711609438" calcext:value-type="float">
            <text:p>2,06077116094383E-07</text:p>
          </table:table-cell>
          <table:table-cell table:formula="of:=CONFIDENCE(0.05;[.O15];10)" office:value-type="float" office:value="0.00000012772557282695" calcext:value-type="float">
            <text:p>1,27725572826949E-07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Merge</text:p>
          </table:table-cell>
          <table:table-cell table:style-name="ce3" office:value-type="float" office:value="0.00000074" calcext:value-type="float">
            <text:p>0,00000074</text:p>
          </table:table-cell>
          <table:table-cell table:style-name="ce3" office:value-type="float" office:value="0.00000064" calcext:value-type="float">
            <text:p>0,00000064</text:p>
          </table:table-cell>
          <table:table-cell table:style-name="ce3" office:value-type="float" office:value="0.00000127" calcext:value-type="float">
            <text:p>0,00000127</text:p>
          </table:table-cell>
          <table:table-cell table:style-name="ce3" office:value-type="float" office:value="0.00000062" calcext:value-type="float">
            <text:p>0,00000062</text:p>
          </table:table-cell>
          <table:table-cell table:style-name="ce3" office:value-type="float" office:value="0.00000116" calcext:value-type="float">
            <text:p>0,00000116</text:p>
          </table:table-cell>
          <table:table-cell table:style-name="ce3" office:value-type="float" office:value="0.00000168" calcext:value-type="float">
            <text:p>0,00000168</text:p>
          </table:table-cell>
          <table:table-cell table:style-name="ce3" office:value-type="float" office:value="0.00000067" calcext:value-type="float">
            <text:p>0,00000067</text:p>
          </table:table-cell>
          <table:table-cell table:style-name="ce3" office:value-type="float" office:value="0.00000078" calcext:value-type="float">
            <text:p>0,00000078</text:p>
          </table:table-cell>
          <table:table-cell table:style-name="ce3" office:value-type="float" office:value="0.00000109" calcext:value-type="float">
            <text:p>0,00000109</text:p>
          </table:table-cell>
          <table:table-cell table:style-name="ce3" office:value-type="float" office:value="0.00000078" calcext:value-type="float">
            <text:p>0,00000078</text:p>
          </table:table-cell>
          <table:table-cell/>
          <table:table-cell table:style-name="ce10" table:formula="of:=MEDIAN([.C16:.L16])" office:value-type="float" office:value="0.00000078" calcext:value-type="float">
            <text:p>0,00000078</text:p>
          </table:table-cell>
          <table:table-cell table:formula="of:=STDEV([.C16:.L16])" office:value-type="float" office:value="0.00000034702065260346" calcext:value-type="float">
            <text:p>3,47020652603463E-07</text:p>
          </table:table-cell>
          <table:table-cell table:formula="of:=CONFIDENCE(0.05;[.O16];10)" office:value-type="float" office:value="0.00000021508167659071" calcext:value-type="float">
            <text:p>2,15081676590713E-07</text:p>
          </table:table-cell>
          <table:table-cell table:number-columns-repeated="3"/>
        </table:table-row>
        <table:table-row table:style-name="ro3">
          <table:table-cell/>
          <table:covered-table-cell table:style-name="ce1"/>
          <table:table-cell table:style-name="ce4" office:value-type="float" office:value="0.00000083" calcext:value-type="float">
            <text:p>0,00000083</text:p>
          </table:table-cell>
          <table:table-cell table:style-name="ce4" office:value-type="float" office:value="0.000000569" calcext:value-type="float">
            <text:p>0,000000569</text:p>
          </table:table-cell>
          <table:table-cell table:style-name="ce4" office:value-type="float" office:value="0.00000067" calcext:value-type="float">
            <text:p>0,00000067</text:p>
          </table:table-cell>
          <table:table-cell table:style-name="ce4" office:value-type="float" office:value="0.00000128" calcext:value-type="float">
            <text:p>0,00000128</text:p>
          </table:table-cell>
          <table:table-cell table:style-name="ce4" office:value-type="float" office:value="0.0000006" calcext:value-type="float">
            <text:p>0,0000006</text:p>
          </table:table-cell>
          <table:table-cell table:style-name="ce4" office:value-type="float" office:value="0.00000092" calcext:value-type="float">
            <text:p>0,00000092</text:p>
          </table:table-cell>
          <table:table-cell table:style-name="ce4" office:value-type="float" office:value="0.00000034" calcext:value-type="float">
            <text:p>0,00000034</text:p>
          </table:table-cell>
          <table:table-cell table:style-name="ce4" office:value-type="float" office:value="0.00000052" calcext:value-type="float">
            <text:p>0,00000052</text:p>
          </table:table-cell>
          <table:table-cell table:style-name="ce4" office:value-type="float" office:value="0.0000012" calcext:value-type="float">
            <text:p>0,0000012</text:p>
          </table:table-cell>
          <table:table-cell table:style-name="ce4" office:value-type="float" office:value="0.00000058" calcext:value-type="float">
            <text:p>0,00000058</text:p>
          </table:table-cell>
          <table:table-cell/>
          <table:table-cell table:style-name="ce11" table:formula="of:=MEDIAN([.C17:.L17])" office:value-type="float" office:value="0.000000635" calcext:value-type="float">
            <text:p>0,000000635</text:p>
          </table:table-cell>
          <table:table-cell table:formula="of:=STDEV([.C17:.L17])" office:value-type="float" office:value="0.00000030372738141666" calcext:value-type="float">
            <text:p>3,03727381416662E-07</text:p>
          </table:table-cell>
          <table:table-cell table:formula="of:=CONFIDENCE(0.05;[.O17];10)" office:value-type="float" office:value="0.00000018824872217692" calcext:value-type="float">
            <text:p>1,8824872217692E-07</text:p>
          </table:table-cell>
          <table:table-cell table:number-columns-repeated="3"/>
        </table:table-row>
        <table:table-row table:style-name="ro3">
          <table:table-cell/>
          <table:covered-table-cell table:style-name="ce1"/>
          <table:table-cell table:style-name="ce5" office:value-type="float" office:value="0.00000081" calcext:value-type="float">
            <text:p>0,00000081</text:p>
          </table:table-cell>
          <table:table-cell table:style-name="ce5" office:value-type="float" office:value="0.00000108" calcext:value-type="float">
            <text:p>0,00000108</text:p>
          </table:table-cell>
          <table:table-cell table:style-name="ce5" office:value-type="float" office:value="0.00000113" calcext:value-type="float">
            <text:p>0,00000113</text:p>
          </table:table-cell>
          <table:table-cell table:style-name="ce5" office:value-type="float" office:value="0.00000081" calcext:value-type="float">
            <text:p>0,00000081</text:p>
          </table:table-cell>
          <table:table-cell table:style-name="ce5" office:value-type="float" office:value="0.0000011" calcext:value-type="float">
            <text:p>0,0000011</text:p>
          </table:table-cell>
          <table:table-cell table:style-name="ce5" office:value-type="float" office:value="0.0000006" calcext:value-type="float">
            <text:p>0,0000006</text:p>
          </table:table-cell>
          <table:table-cell table:style-name="ce5" office:value-type="float" office:value="0.0000014" calcext:value-type="float">
            <text:p>0,0000014</text:p>
          </table:table-cell>
          <table:table-cell table:style-name="ce5" office:value-type="float" office:value="0.00000102" calcext:value-type="float">
            <text:p>0,00000102</text:p>
          </table:table-cell>
          <table:table-cell table:style-name="ce5" office:value-type="float" office:value="0.000001309" calcext:value-type="float">
            <text:p>0,000001309</text:p>
          </table:table-cell>
          <table:table-cell table:style-name="ce5" office:value-type="float" office:value="0.00000117" calcext:value-type="float">
            <text:p>0,00000117</text:p>
          </table:table-cell>
          <table:table-cell/>
          <table:table-cell table:style-name="ce12" table:formula="of:=MEDIAN([.C18:.L18])" office:value-type="float" office:value="0.00000109" calcext:value-type="float">
            <text:p>0,00000109</text:p>
          </table:table-cell>
          <table:table-cell table:formula="of:=STDEV([.C18:.L18])" office:value-type="float" office:value="0.0000002430996366376" calcext:value-type="float">
            <text:p>2,430996366376E-07</text:p>
          </table:table-cell>
          <table:table-cell table:formula="of:=CONFIDENCE(0.05;[.O18];10)" office:value-type="float" office:value="0.00000015067194714303" calcext:value-type="float">
            <text:p>1,50671947143029E-07</text:p>
          </table:table-cell>
          <table:table-cell table:number-columns-repeated="3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0" table:number-rows-spanned="2">
            <text:p>C</text:p>
          </table:table-cell>
          <table:covered-table-cell table:number-columns-repeated="9"/>
          <table:table-cell table:number-columns-repeated="7"/>
        </table:table-row>
        <table:table-row table:style-name="ro2">
          <table:table-cell table:number-columns-repeated="2"/>
          <table:covered-table-cell table:number-columns-repeated="10"/>
          <table:table-cell/>
          <table:table-cell table:style-name="ce1" office:value-type="string" calcext:value-type="string">
            <text:p>Médias</text:p>
          </table:table-cell>
          <table:table-cell table:style-name="ce13" office:value-type="string" calcext:value-type="string">
            <text:p>Desv. Pad.</text:p>
          </table:table-cell>
          <table:table-cell table:style-name="ce13" office:value-type="string" calcext:value-type="string">
            <text:p>Int. Conf.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Insertion</text:p>
          </table:table-cell>
          <table:table-cell table:style-name="ce3" office:value-type="float" office:value="0.000002" calcext:value-type="float">
            <text:p>0,000002</text:p>
          </table:table-cell>
          <table:table-cell table:style-name="ce3" office:value-type="float" office:value="0.000003" calcext:value-type="float">
            <text:p>0,000003</text:p>
          </table:table-cell>
          <table:table-cell table:number-columns-repeated="4" table:style-name="ce3" office:value-type="float" office:value="0.000002" calcext:value-type="float">
            <text:p>0,000002</text:p>
          </table:table-cell>
          <table:table-cell table:style-name="ce3" office:value-type="float" office:value="0.000001" calcext:value-type="float">
            <text:p>0,000001</text:p>
          </table:table-cell>
          <table:table-cell table:style-name="ce3" office:value-type="float" office:value="0.000002" calcext:value-type="float">
            <text:p>0,000002</text:p>
          </table:table-cell>
          <table:table-cell table:style-name="ce3" office:value-type="float" office:value="0.000003" calcext:value-type="float">
            <text:p>0,000003</text:p>
          </table:table-cell>
          <table:table-cell table:style-name="ce3" office:value-type="float" office:value="0.000001" calcext:value-type="float">
            <text:p>0,000001</text:p>
          </table:table-cell>
          <table:table-cell/>
          <table:table-cell table:style-name="ce10" table:formula="of:=MEDIAN([.C24:.L24])" office:value-type="float" office:value="0.000002" calcext:value-type="float">
            <text:p>0,000002</text:p>
          </table:table-cell>
          <table:table-cell table:formula="of:=STDEV([.C24:.L24])" office:value-type="float" office:value="0.00000066666666666667" calcext:value-type="float">
            <text:p>6,66666666666667E-07</text:p>
          </table:table-cell>
          <table:table-cell table:formula="of:=CONFIDENCE(0.05;[.O24];10)" office:value-type="float" office:value="0.00000041319668820304" calcext:value-type="float">
            <text:p>4,13196688203041E-07</text:p>
          </table:table-cell>
          <table:table-cell table:number-columns-repeated="3"/>
        </table:table-row>
        <table:table-row table:style-name="ro3">
          <table:table-cell/>
          <table:covered-table-cell table:style-name="ce1"/>
          <table:table-cell table:number-columns-repeated="2" table:style-name="ce4" office:value-type="float" office:value="0.000008" calcext:value-type="float">
            <text:p>0,000008</text:p>
          </table:table-cell>
          <table:table-cell table:number-columns-repeated="2" table:style-name="ce4" office:value-type="float" office:value="0.000009" calcext:value-type="float">
            <text:p>0,000009</text:p>
          </table:table-cell>
          <table:table-cell table:number-columns-repeated="3" table:style-name="ce4" office:value-type="float" office:value="0.000008" calcext:value-type="float">
            <text:p>0,000008</text:p>
          </table:table-cell>
          <table:table-cell table:style-name="ce4" office:value-type="float" office:value="0.000018" calcext:value-type="float">
            <text:p>0,000018</text:p>
          </table:table-cell>
          <table:table-cell table:style-name="ce4" office:value-type="float" office:value="0.000007" calcext:value-type="float">
            <text:p>0,000007</text:p>
          </table:table-cell>
          <table:table-cell table:style-name="ce4" office:value-type="float" office:value="0.000008" calcext:value-type="float">
            <text:p>0,000008</text:p>
          </table:table-cell>
          <table:table-cell/>
          <table:table-cell table:style-name="ce11" table:formula="of:=MEDIAN([.C25:.L25])" office:value-type="float" office:value="0.000008" calcext:value-type="float">
            <text:p>0,000008</text:p>
          </table:table-cell>
          <table:table-cell table:formula="of:=STDEV([.C25:.L25])" office:value-type="float" office:value="0.00000317804971641414" calcext:value-type="float">
            <text:p>3,17804971641414E-06</text:p>
          </table:table-cell>
          <table:table-cell table:formula="of:=CONFIDENCE(0.05;[.O25];10)" office:value-type="float" office:value="0.0000019697394266504" calcext:value-type="float">
            <text:p>1,9697394266504E-06</text:p>
          </table:table-cell>
          <table:table-cell table:number-columns-repeated="3"/>
        </table:table-row>
        <table:table-row table:style-name="ro3">
          <table:table-cell/>
          <table:covered-table-cell table:style-name="ce1"/>
          <table:table-cell table:style-name="ce5" office:value-type="float" office:value="0.000017" calcext:value-type="float">
            <text:p>0,000017</text:p>
          </table:table-cell>
          <table:table-cell table:style-name="ce5" office:value-type="float" office:value="0.000012" calcext:value-type="float">
            <text:p>0,000012</text:p>
          </table:table-cell>
          <table:table-cell table:style-name="ce5" office:value-type="float" office:value="0.000011" calcext:value-type="float">
            <text:p>0,000011</text:p>
          </table:table-cell>
          <table:table-cell table:style-name="ce5" office:value-type="float" office:value="0.000014" calcext:value-type="float">
            <text:p>0,000014</text:p>
          </table:table-cell>
          <table:table-cell table:style-name="ce5" office:value-type="float" office:value="0.00001" calcext:value-type="float">
            <text:p>0,00001</text:p>
          </table:table-cell>
          <table:table-cell table:style-name="ce5" office:value-type="float" office:value="0.000013" calcext:value-type="float">
            <text:p>0,000013</text:p>
          </table:table-cell>
          <table:table-cell table:style-name="ce5" office:value-type="float" office:value="0.000009" calcext:value-type="float">
            <text:p>0,000009</text:p>
          </table:table-cell>
          <table:table-cell table:style-name="ce5" office:value-type="float" office:value="0.00001" calcext:value-type="float">
            <text:p>0,00001</text:p>
          </table:table-cell>
          <table:table-cell table:style-name="ce5" office:value-type="float" office:value="0.000011" calcext:value-type="float">
            <text:p>0,000011</text:p>
          </table:table-cell>
          <table:table-cell table:style-name="ce5" office:value-type="float" office:value="0.000013" calcext:value-type="float">
            <text:p>0,000013</text:p>
          </table:table-cell>
          <table:table-cell/>
          <table:table-cell table:style-name="ce12" table:formula="of:=MEDIAN([.C26:.L26])" office:value-type="float" office:value="0.0000115" calcext:value-type="float">
            <text:p>0,0000115</text:p>
          </table:table-cell>
          <table:table-cell table:formula="of:=STDEV([.C26:.L26])" office:value-type="float" office:value="0.00000235702260395516" calcext:value-type="float">
            <text:p>2,35702260395516E-06</text:p>
          </table:table-cell>
          <table:table-cell table:formula="of:=CONFIDENCE(0.05;[.O26];10)" office:value-type="float" office:value="0.00000146087090096097" calcext:value-type="float">
            <text:p>1,46087090096097E-06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Selection</text:p>
          </table:table-cell>
          <table:table-cell table:style-name="ce3" office:value-type="float" office:value="0.000011" calcext:value-type="float">
            <text:p>0,000011</text:p>
          </table:table-cell>
          <table:table-cell table:style-name="ce3" office:value-type="float" office:value="0.00001" calcext:value-type="float">
            <text:p>0,00001</text:p>
          </table:table-cell>
          <table:table-cell table:style-name="ce3" office:value-type="float" office:value="0.000013" calcext:value-type="float">
            <text:p>0,000013</text:p>
          </table:table-cell>
          <table:table-cell table:style-name="ce3" office:value-type="float" office:value="0.000012" calcext:value-type="float">
            <text:p>0,000012</text:p>
          </table:table-cell>
          <table:table-cell table:number-columns-repeated="2" table:style-name="ce3" office:value-type="float" office:value="0.000011" calcext:value-type="float">
            <text:p>0,000011</text:p>
          </table:table-cell>
          <table:table-cell table:number-columns-repeated="2" table:style-name="ce3" office:value-type="float" office:value="0.000007" calcext:value-type="float">
            <text:p>0,000007</text:p>
          </table:table-cell>
          <table:table-cell table:number-columns-repeated="2" table:style-name="ce3" office:value-type="float" office:value="0.000012" calcext:value-type="float">
            <text:p>0,000012</text:p>
          </table:table-cell>
          <table:table-cell/>
          <table:table-cell table:style-name="ce10" table:formula="of:=MEDIAN([.C27:.L27])" office:value-type="float" office:value="0.000011" calcext:value-type="float">
            <text:p>0,000011</text:p>
          </table:table-cell>
          <table:table-cell table:formula="of:=STDEV([.C27:.L27])" office:value-type="float" office:value="0.00000206559111797729" calcext:value-type="float">
            <text:p>2,06559111797729E-06</text:p>
          </table:table-cell>
          <table:table-cell table:formula="of:=CONFIDENCE(0.05;[.O27];10)" office:value-type="float" office:value="0.00000128024311369475" calcext:value-type="float">
            <text:p>1,28024311369475E-06</text:p>
          </table:table-cell>
          <table:table-cell table:number-columns-repeated="3"/>
        </table:table-row>
        <table:table-row table:style-name="ro3">
          <table:table-cell/>
          <table:covered-table-cell table:style-name="ce1"/>
          <table:table-cell table:style-name="ce4" office:value-type="float" office:value="0.00001" calcext:value-type="float">
            <text:p>0,00001</text:p>
          </table:table-cell>
          <table:table-cell table:style-name="ce4" office:value-type="float" office:value="0.000012" calcext:value-type="float">
            <text:p>0,000012</text:p>
          </table:table-cell>
          <table:table-cell table:style-name="ce4" office:value-type="float" office:value="0.00001" calcext:value-type="float">
            <text:p>0,00001</text:p>
          </table:table-cell>
          <table:table-cell table:style-name="ce4" office:value-type="float" office:value="0.000012" calcext:value-type="float">
            <text:p>0,000012</text:p>
          </table:table-cell>
          <table:table-cell table:style-name="ce4" office:value-type="float" office:value="0.000011" calcext:value-type="float">
            <text:p>0,000011</text:p>
          </table:table-cell>
          <table:table-cell table:style-name="ce4" office:value-type="float" office:value="0.000009" calcext:value-type="float">
            <text:p>0,000009</text:p>
          </table:table-cell>
          <table:table-cell table:number-columns-repeated="2" table:style-name="ce4" office:value-type="float" office:value="0.00001" calcext:value-type="float">
            <text:p>0,00001</text:p>
          </table:table-cell>
          <table:table-cell table:style-name="ce4" office:value-type="float" office:value="0.000011" calcext:value-type="float">
            <text:p>0,000011</text:p>
          </table:table-cell>
          <table:table-cell table:style-name="ce4" office:value-type="float" office:value="0.000027" calcext:value-type="float">
            <text:p>0,000027</text:p>
          </table:table-cell>
          <table:table-cell/>
          <table:table-cell table:style-name="ce11" table:formula="of:=MEDIAN([.C28:.L28])" office:value-type="float" office:value="0.0000105" calcext:value-type="float">
            <text:p>0,0000105</text:p>
          </table:table-cell>
          <table:table-cell table:formula="of:=STDEV([.C28:.L28])" office:value-type="float" office:value="0.00000528730134903956" calcext:value-type="float">
            <text:p>5,28730134903956E-06</text:p>
          </table:table-cell>
          <table:table-cell table:formula="of:=CONFIDENCE(0.05;[.O28];10)" office:value-type="float" office:value="0.00000327704311043192" calcext:value-type="float">
            <text:p>3,27704311043192E-06</text:p>
          </table:table-cell>
          <table:table-cell table:number-columns-repeated="3"/>
        </table:table-row>
        <table:table-row table:style-name="ro3">
          <table:table-cell/>
          <table:covered-table-cell table:style-name="ce1"/>
          <table:table-cell table:style-name="ce5" office:value-type="float" office:value="0.000012" calcext:value-type="float">
            <text:p>0,000012</text:p>
          </table:table-cell>
          <table:table-cell table:style-name="ce5" office:value-type="float" office:value="0.000008" calcext:value-type="float">
            <text:p>0,000008</text:p>
          </table:table-cell>
          <table:table-cell table:style-name="ce5" office:value-type="float" office:value="0.000011" calcext:value-type="float">
            <text:p>0,000011</text:p>
          </table:table-cell>
          <table:table-cell table:style-name="ce5" office:value-type="float" office:value="0.00001" calcext:value-type="float">
            <text:p>0,00001</text:p>
          </table:table-cell>
          <table:table-cell table:style-name="ce5" office:value-type="float" office:value="0.000011" calcext:value-type="float">
            <text:p>0,000011</text:p>
          </table:table-cell>
          <table:table-cell table:style-name="ce5" office:value-type="float" office:value="0.000008" calcext:value-type="float">
            <text:p>0,000008</text:p>
          </table:table-cell>
          <table:table-cell table:style-name="ce5" office:value-type="float" office:value="0.000011" calcext:value-type="float">
            <text:p>0,000011</text:p>
          </table:table-cell>
          <table:table-cell table:number-columns-repeated="2" table:style-name="ce5" office:value-type="float" office:value="0.00001" calcext:value-type="float">
            <text:p>0,00001</text:p>
          </table:table-cell>
          <table:table-cell table:style-name="ce5" office:value-type="float" office:value="0.000011" calcext:value-type="float">
            <text:p>0,000011</text:p>
          </table:table-cell>
          <table:table-cell/>
          <table:table-cell table:style-name="ce12" table:formula="of:=MEDIAN([.C29:.L29])" office:value-type="float" office:value="0.0000105" calcext:value-type="float">
            <text:p>0,0000105</text:p>
          </table:table-cell>
          <table:table-cell table:formula="of:=STDEV([.C29:.L29])" office:value-type="float" office:value="0.00000131656117720877" calcext:value-type="float">
            <text:p>1,31656117720877E-06</text:p>
          </table:table-cell>
          <table:table-cell table:formula="of:=CONFIDENCE(0.05;[.O29];10)" office:value-type="float" office:value="0.00000081599807735904" calcext:value-type="float">
            <text:p>8,15998077359039E-07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Bubble</text:p>
          </table:table-cell>
          <table:table-cell table:number-columns-repeated="6" table:style-name="ce3" office:value-type="float" office:value="0.00001" calcext:value-type="float">
            <text:p>0,00001</text:p>
          </table:table-cell>
          <table:table-cell table:style-name="ce3" office:value-type="float" office:value="0.000006" calcext:value-type="float">
            <text:p>0,000006</text:p>
          </table:table-cell>
          <table:table-cell table:style-name="ce3" office:value-type="float" office:value="0.000096" calcext:value-type="float">
            <text:p>0,000096</text:p>
          </table:table-cell>
          <table:table-cell table:number-columns-repeated="2" table:style-name="ce3" office:value-type="float" office:value="0.00001" calcext:value-type="float">
            <text:p>0,00001</text:p>
          </table:table-cell>
          <table:table-cell/>
          <table:table-cell table:style-name="ce10" table:formula="of:=MEDIAN([.C30:.L30])" office:value-type="float" office:value="0.00001" calcext:value-type="float">
            <text:p>0,00001</text:p>
          </table:table-cell>
          <table:table-cell table:formula="of:=STDEV([.C30:.L30])" office:value-type="float" office:value="0.000027365022281088" calcext:value-type="float">
            <text:p>2,7365022281088E-05</text:p>
          </table:table-cell>
          <table:table-cell table:formula="of:=CONFIDENCE(0.05;[.O30];10)" office:value-type="float" office:value="0.000016960704868722" calcext:value-type="float">
            <text:p>1,6960704868722E-05</text:p>
          </table:table-cell>
          <table:table-cell table:number-columns-repeated="3"/>
        </table:table-row>
        <table:table-row table:style-name="ro3">
          <table:table-cell/>
          <table:covered-table-cell table:style-name="ce1"/>
          <table:table-cell table:number-columns-repeated="2" table:style-name="ce4" office:value-type="float" office:value="0.000009" calcext:value-type="float">
            <text:p>0,000009</text:p>
          </table:table-cell>
          <table:table-cell table:style-name="ce4" office:value-type="float" office:value="0.000008" calcext:value-type="float">
            <text:p>0,000008</text:p>
          </table:table-cell>
          <table:table-cell table:style-name="ce4" office:value-type="float" office:value="0.000011" calcext:value-type="float">
            <text:p>0,000011</text:p>
          </table:table-cell>
          <table:table-cell table:style-name="ce4" office:value-type="float" office:value="0.00001" calcext:value-type="float">
            <text:p>0,00001</text:p>
          </table:table-cell>
          <table:table-cell table:style-name="ce4" office:value-type="float" office:value="0.000016" calcext:value-type="float">
            <text:p>0,000016</text:p>
          </table:table-cell>
          <table:table-cell table:style-name="ce4" office:value-type="float" office:value="0.000009" calcext:value-type="float">
            <text:p>0,000009</text:p>
          </table:table-cell>
          <table:table-cell table:style-name="ce4" office:value-type="float" office:value="0.000021" calcext:value-type="float">
            <text:p>0,000021</text:p>
          </table:table-cell>
          <table:table-cell table:style-name="ce4" office:value-type="float" office:value="0.000009" calcext:value-type="float">
            <text:p>0,000009</text:p>
          </table:table-cell>
          <table:table-cell table:style-name="ce4" office:value-type="float" office:value="0.000027" calcext:value-type="float">
            <text:p>0,000027</text:p>
          </table:table-cell>
          <table:table-cell/>
          <table:table-cell table:style-name="ce11" table:formula="of:=MEDIAN([.C31:.L31])" office:value-type="float" office:value="0.0000095" calcext:value-type="float">
            <text:p>0,0000095</text:p>
          </table:table-cell>
          <table:table-cell table:formula="of:=STDEV([.C31:.L31])" office:value-type="float" office:value="0.00000641958807955083" calcext:value-type="float">
            <text:p>6,41958807955083E-06</text:p>
          </table:table-cell>
          <table:table-cell table:formula="of:=CONFIDENCE(0.05;[.O31];10)" office:value-type="float" office:value="0.00000397882880114718" calcext:value-type="float">
            <text:p>3,97882880114718E-06</text:p>
          </table:table-cell>
          <table:table-cell table:number-columns-repeated="3"/>
        </table:table-row>
        <table:table-row table:style-name="ro3">
          <table:table-cell/>
          <table:covered-table-cell table:style-name="ce1"/>
          <table:table-cell table:style-name="ce5" office:value-type="float" office:value="0.000009" calcext:value-type="float">
            <text:p>0,000009</text:p>
          </table:table-cell>
          <table:table-cell table:style-name="ce5" office:value-type="float" office:value="0.000006" calcext:value-type="float">
            <text:p>0,000006</text:p>
          </table:table-cell>
          <table:table-cell table:style-name="ce5" office:value-type="float" office:value="0.00001" calcext:value-type="float">
            <text:p>0,00001</text:p>
          </table:table-cell>
          <table:table-cell table:style-name="ce5" office:value-type="float" office:value="0.000008" calcext:value-type="float">
            <text:p>0,000008</text:p>
          </table:table-cell>
          <table:table-cell table:style-name="ce5" office:value-type="float" office:value="0.000018" calcext:value-type="float">
            <text:p>0,000018</text:p>
          </table:table-cell>
          <table:table-cell table:style-name="ce5" office:value-type="float" office:value="0.000006" calcext:value-type="float">
            <text:p>0,000006</text:p>
          </table:table-cell>
          <table:table-cell table:number-columns-repeated="2" table:style-name="ce5" office:value-type="float" office:value="0.000009" calcext:value-type="float">
            <text:p>0,000009</text:p>
          </table:table-cell>
          <table:table-cell table:number-columns-repeated="2" table:style-name="ce5" office:value-type="float" office:value="0.00001" calcext:value-type="float">
            <text:p>0,00001</text:p>
          </table:table-cell>
          <table:table-cell/>
          <table:table-cell table:style-name="ce12" table:formula="of:=MEDIAN([.C32:.L32])" office:value-type="float" office:value="0.000009" calcext:value-type="float">
            <text:p>0,000009</text:p>
          </table:table-cell>
          <table:table-cell table:formula="of:=STDEV([.C32:.L32])" office:value-type="float" office:value="0.00000334165627596057" calcext:value-type="float">
            <text:p>3,34165627596057E-06</text:p>
          </table:table-cell>
          <table:table-cell table:formula="of:=CONFIDENCE(0.05;[.O32];10)" office:value-type="float" office:value="0.00000207114195950972" calcext:value-type="float">
            <text:p>2,07114195950972E-06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Quick</text:p>
          </table:table-cell>
          <table:table-cell table:style-name="ce3" office:value-type="float" office:value="0.000012" calcext:value-type="float">
            <text:p>0,000012</text:p>
          </table:table-cell>
          <table:table-cell table:style-name="ce3" office:value-type="float" office:value="0.000011" calcext:value-type="float">
            <text:p>0,000011</text:p>
          </table:table-cell>
          <table:table-cell table:style-name="ce3" office:value-type="float" office:value="0.000021" calcext:value-type="float">
            <text:p>0,000021</text:p>
          </table:table-cell>
          <table:table-cell table:number-columns-repeated="2" table:style-name="ce3" office:value-type="float" office:value="0.000011" calcext:value-type="float">
            <text:p>0,000011</text:p>
          </table:table-cell>
          <table:table-cell table:style-name="ce3" office:value-type="float" office:value="0.00001" calcext:value-type="float">
            <text:p>0,00001</text:p>
          </table:table-cell>
          <table:table-cell table:style-name="ce3" office:value-type="float" office:value="0.000008" calcext:value-type="float">
            <text:p>0,000008</text:p>
          </table:table-cell>
          <table:table-cell table:style-name="ce3" office:value-type="float" office:value="0.000011" calcext:value-type="float">
            <text:p>0,000011</text:p>
          </table:table-cell>
          <table:table-cell table:style-name="ce3" office:value-type="float" office:value="0.00001" calcext:value-type="float">
            <text:p>0,00001</text:p>
          </table:table-cell>
          <table:table-cell table:style-name="ce3" office:value-type="float" office:value="0.000012" calcext:value-type="float">
            <text:p>0,000012</text:p>
          </table:table-cell>
          <table:table-cell/>
          <table:table-cell table:style-name="ce10" table:formula="of:=MEDIAN([.C33:.L33])" office:value-type="float" office:value="0.000011" calcext:value-type="float">
            <text:p>0,000011</text:p>
          </table:table-cell>
          <table:table-cell table:formula="of:=STDEV([.C33:.L33])" office:value-type="float" office:value="0.00000346570499481868" calcext:value-type="float">
            <text:p>3,46570499481868E-06</text:p>
          </table:table-cell>
          <table:table-cell table:formula="of:=CONFIDENCE(0.05;[.O33];10)" office:value-type="float" office:value="0.00000214802673922172" calcext:value-type="float">
            <text:p>2,14802673922172E-06</text:p>
          </table:table-cell>
          <table:table-cell table:number-columns-repeated="3"/>
        </table:table-row>
        <table:table-row table:style-name="ro3">
          <table:table-cell/>
          <table:covered-table-cell table:style-name="ce1"/>
          <table:table-cell table:number-columns-repeated="4" table:style-name="ce4" office:value-type="float" office:value="0.000011" calcext:value-type="float">
            <text:p>0,000011</text:p>
          </table:table-cell>
          <table:table-cell table:style-name="ce4" office:value-type="float" office:value="0.00001" calcext:value-type="float">
            <text:p>0,00001</text:p>
          </table:table-cell>
          <table:table-cell table:style-name="ce4" office:value-type="float" office:value="0.000009" calcext:value-type="float">
            <text:p>0,000009</text:p>
          </table:table-cell>
          <table:table-cell table:number-columns-repeated="2" table:style-name="ce4" office:value-type="float" office:value="0.00001" calcext:value-type="float">
            <text:p>0,00001</text:p>
          </table:table-cell>
          <table:table-cell table:style-name="ce4" office:value-type="float" office:value="0.000011" calcext:value-type="float">
            <text:p>0,000011</text:p>
          </table:table-cell>
          <table:table-cell table:style-name="ce4" office:value-type="float" office:value="0.000013" calcext:value-type="float">
            <text:p>0,000013</text:p>
          </table:table-cell>
          <table:table-cell/>
          <table:table-cell table:style-name="ce11" table:formula="of:=MEDIAN([.C34:.L34])" office:value-type="float" office:value="0.000011" calcext:value-type="float">
            <text:p>0,000011</text:p>
          </table:table-cell>
          <table:table-cell table:formula="of:=STDEV([.C34:.L34])" office:value-type="float" office:value="0.00000105934990547138" calcext:value-type="float">
            <text:p>1,05934990547138E-06</text:p>
          </table:table-cell>
          <table:table-cell table:formula="of:=CONFIDENCE(0.05;[.O34];10)" office:value-type="float" office:value="0.00000065657980888347" calcext:value-type="float">
            <text:p>6,56579808883468E-07</text:p>
          </table:table-cell>
          <table:table-cell table:number-columns-repeated="3"/>
        </table:table-row>
        <table:table-row table:style-name="ro3">
          <table:table-cell/>
          <table:covered-table-cell table:style-name="ce1"/>
          <table:table-cell table:style-name="ce5" office:value-type="float" office:value="0.000011" calcext:value-type="float">
            <text:p>0,000011</text:p>
          </table:table-cell>
          <table:table-cell table:style-name="ce5" office:value-type="float" office:value="0.000008" calcext:value-type="float">
            <text:p>0,000008</text:p>
          </table:table-cell>
          <table:table-cell table:style-name="ce5" office:value-type="float" office:value="0.000011" calcext:value-type="float">
            <text:p>0,000011</text:p>
          </table:table-cell>
          <table:table-cell table:style-name="ce5" office:value-type="float" office:value="0.00001" calcext:value-type="float">
            <text:p>0,00001</text:p>
          </table:table-cell>
          <table:table-cell table:style-name="ce5" office:value-type="float" office:value="0.000012" calcext:value-type="float">
            <text:p>0,000012</text:p>
          </table:table-cell>
          <table:table-cell table:style-name="ce5" office:value-type="float" office:value="0.000006" calcext:value-type="float">
            <text:p>0,000006</text:p>
          </table:table-cell>
          <table:table-cell table:style-name="ce5" office:value-type="float" office:value="0.000011" calcext:value-type="float">
            <text:p>0,000011</text:p>
          </table:table-cell>
          <table:table-cell table:number-columns-repeated="3" table:style-name="ce5" office:value-type="float" office:value="0.00001" calcext:value-type="float">
            <text:p>0,00001</text:p>
          </table:table-cell>
          <table:table-cell/>
          <table:table-cell table:style-name="ce12" table:formula="of:=MEDIAN([.C35:.L35])" office:value-type="float" office:value="0.00001" calcext:value-type="float">
            <text:p>0,00001</text:p>
          </table:table-cell>
          <table:table-cell table:formula="of:=STDEV([.C35:.L35])" office:value-type="float" office:value="0.00000172884033065199" calcext:value-type="float">
            <text:p>1,72884033065199E-06</text:p>
          </table:table-cell>
          <table:table-cell table:formula="of:=CONFIDENCE(0.05;[.O35];10)" office:value-type="float" office:value="0.00000107152664858588" calcext:value-type="float">
            <text:p>1,07152664858588E-06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Merge</text:p>
          </table:table-cell>
          <table:table-cell table:number-columns-repeated="3" table:style-name="ce3" office:value-type="float" office:value="0.000014" calcext:value-type="float">
            <text:p>0,000014</text:p>
          </table:table-cell>
          <table:table-cell table:style-name="ce3" office:value-type="float" office:value="0.000013" calcext:value-type="float">
            <text:p>0,000013</text:p>
          </table:table-cell>
          <table:table-cell table:style-name="ce3" office:value-type="float" office:value="0.000015" calcext:value-type="float">
            <text:p>0,000015</text:p>
          </table:table-cell>
          <table:table-cell table:style-name="ce3" office:value-type="float" office:value="0.000014" calcext:value-type="float">
            <text:p>0,000014</text:p>
          </table:table-cell>
          <table:table-cell table:style-name="ce3" office:value-type="float" office:value="0.00001" calcext:value-type="float">
            <text:p>0,00001</text:p>
          </table:table-cell>
          <table:table-cell table:style-name="ce3" office:value-type="float" office:value="0.000013" calcext:value-type="float">
            <text:p>0,000013</text:p>
          </table:table-cell>
          <table:table-cell table:style-name="ce3" office:value-type="float" office:value="0.000018" calcext:value-type="float">
            <text:p>0,000018</text:p>
          </table:table-cell>
          <table:table-cell table:style-name="ce3" office:value-type="float" office:value="0.000016" calcext:value-type="float">
            <text:p>0,000016</text:p>
          </table:table-cell>
          <table:table-cell/>
          <table:table-cell table:style-name="ce10" table:formula="of:=MEDIAN([.C36:.L36])" office:value-type="float" office:value="0.000014" calcext:value-type="float">
            <text:p>0,000014</text:p>
          </table:table-cell>
          <table:table-cell table:formula="of:=STDEV([.C36:.L36])" office:value-type="float" office:value="0.00000207899548393502" calcext:value-type="float">
            <text:p>2,07899548393502E-06</text:p>
          </table:table-cell>
          <table:table-cell table:formula="of:=CONFIDENCE(0.05;[.O36];10)" office:value-type="float" office:value="0.00000128855107312655" calcext:value-type="float">
            <text:p>1,28855107312655E-06</text:p>
          </table:table-cell>
          <table:table-cell table:number-columns-repeated="3"/>
        </table:table-row>
        <table:table-row table:style-name="ro3">
          <table:table-cell/>
          <table:covered-table-cell table:style-name="ce1"/>
          <table:table-cell table:style-name="ce4" office:value-type="float" office:value="0.000015" calcext:value-type="float">
            <text:p>0,000015</text:p>
          </table:table-cell>
          <table:table-cell table:style-name="ce4" office:value-type="float" office:value="0.000013" calcext:value-type="float">
            <text:p>0,000013</text:p>
          </table:table-cell>
          <table:table-cell table:style-name="ce4" office:value-type="float" office:value="0.000012" calcext:value-type="float">
            <text:p>0,000012</text:p>
          </table:table-cell>
          <table:table-cell table:number-columns-repeated="2" table:style-name="ce4" office:value-type="float" office:value="0.000015" calcext:value-type="float">
            <text:p>0,000015</text:p>
          </table:table-cell>
          <table:table-cell table:style-name="ce4" office:value-type="float" office:value="0.000013" calcext:value-type="float">
            <text:p>0,000013</text:p>
          </table:table-cell>
          <table:table-cell table:style-name="ce4" office:value-type="float" office:value="0.000014" calcext:value-type="float">
            <text:p>0,000014</text:p>
          </table:table-cell>
          <table:table-cell table:style-name="ce4" office:value-type="float" office:value="0.000028" calcext:value-type="float">
            <text:p>0,000028</text:p>
          </table:table-cell>
          <table:table-cell table:style-name="ce4" office:value-type="float" office:value="0.000045" calcext:value-type="float">
            <text:p>0,000045</text:p>
          </table:table-cell>
          <table:table-cell table:style-name="ce4" office:value-type="float" office:value="0.000013" calcext:value-type="float">
            <text:p>0,000013</text:p>
          </table:table-cell>
          <table:table-cell/>
          <table:table-cell table:style-name="ce11" table:formula="of:=MEDIAN([.C37:.L37])" office:value-type="float" office:value="0.0000145" calcext:value-type="float">
            <text:p>0,0000145</text:p>
          </table:table-cell>
          <table:table-cell table:formula="of:=STDEV([.C37:.L37])" office:value-type="float" office:value="0.0000104461582518274" calcext:value-type="float">
            <text:p>1,04461582518274E-05</text:p>
          </table:table-cell>
          <table:table-cell table:formula="of:=CONFIDENCE(0.05;[.O37];10)" office:value-type="float" office:value="0.00000647447699114994" calcext:value-type="float">
            <text:p>6,47447699114994E-06</text:p>
          </table:table-cell>
          <table:table-cell table:number-columns-repeated="3"/>
        </table:table-row>
        <table:table-row table:style-name="ro3">
          <table:table-cell/>
          <table:covered-table-cell table:style-name="ce1"/>
          <table:table-cell table:style-name="ce5" office:value-type="float" office:value="0.000016" calcext:value-type="float">
            <text:p>0,000016</text:p>
          </table:table-cell>
          <table:table-cell table:style-name="ce5" office:value-type="float" office:value="0.00001" calcext:value-type="float">
            <text:p>0,00001</text:p>
          </table:table-cell>
          <table:table-cell table:style-name="ce5" office:value-type="float" office:value="0.000014" calcext:value-type="float">
            <text:p>0,000014</text:p>
          </table:table-cell>
          <table:table-cell table:number-columns-repeated="2" table:style-name="ce5" office:value-type="float" office:value="0.000013" calcext:value-type="float">
            <text:p>0,000013</text:p>
          </table:table-cell>
          <table:table-cell table:style-name="ce5" office:value-type="float" office:value="0.00001" calcext:value-type="float">
            <text:p>0,00001</text:p>
          </table:table-cell>
          <table:table-cell table:number-columns-repeated="2" table:style-name="ce5" office:value-type="float" office:value="0.000015" calcext:value-type="float">
            <text:p>0,000015</text:p>
          </table:table-cell>
          <table:table-cell table:style-name="ce5" office:value-type="float" office:value="0.000014" calcext:value-type="float">
            <text:p>0,000014</text:p>
          </table:table-cell>
          <table:table-cell table:style-name="ce5" office:value-type="float" office:value="0.000013" calcext:value-type="float">
            <text:p>0,000013</text:p>
          </table:table-cell>
          <table:table-cell/>
          <table:table-cell table:style-name="ce12" table:formula="of:=MEDIAN([.C38:.L38])" office:value-type="float" office:value="0.0000135" calcext:value-type="float">
            <text:p>0,0000135</text:p>
          </table:table-cell>
          <table:table-cell table:formula="of:=STDEV([.C38:.L38])" office:value-type="float" office:value="0.00000200277585143997" calcext:value-type="float">
            <text:p>2,00277585143997E-06</text:p>
          </table:table-cell>
          <table:table-cell table:formula="of:=CONFIDENCE(0.05;[.O38];10)" office:value-type="float" office:value="0.00000124131052354203" calcext:value-type="float">
            <text:p>1,24131052354203E-06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7"/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2">
          <table:table-cell/>
          <table:table-cell table:style-name="ce1"/>
          <table:table-cell table:style-name="ce8" table:number-columns-repeated="10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 table:number-rows-repeated="18">
          <table:table-cell table:number-columns-repeated="19"/>
        </table:table-row>
        <table:table-row table:style-name="ro1">
          <table:table-cell/>
          <table:table-cell>
            <draw:frame draw:z-index="3" draw:style-name="gr1" draw:text-style-name="P1" svg:width="15.966cm" svg:height="8.983cm" svg:x="0.285cm" svg:y="0.055cm">
              <draw:object draw:notify-on-update-of-ranges="Planilha1.Q5:Planilha1.S5 Planilha1.Q7:Planilha1.Q7 Planilha1.N13:Planilha1.N15 Planilha1.P13:Planilha1.P15 Planilha1.P13:Planilha1.P15 Planilha1.Q8:Planilha1.Q8 Planilha1.N33:Planilha1.N35 Planilha1.P33:Planilha1.P35 Planilha1.P33:Planilha1.P3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"/>
          <table:table-cell>
            <draw:frame draw:z-index="4" draw:style-name="gr1" draw:text-style-name="P1" svg:width="15.966cm" svg:height="8.983cm" svg:x="1.36cm" svg:y="0.176cm">
              <draw:object draw:notify-on-update-of-ranges="Planilha1.Q5:Planilha1.S5 Planilha1.Q7:Planilha1.Q7 Planilha1.N16:Planilha1.N18 Planilha1.P16:Planilha1.P18 Planilha1.P16:Planilha1.P18 Planilha1.Q8:Planilha1.Q8 Planilha1.N36:Planilha1.N38 Planilha1.P36:Planilha1.P38 Planilha1.P36:Planilha1.P3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04851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2T20:38:30.117000000</meta:creation-date>
    <dc:date>2023-04-02T23:01:58.418000000</dc:date>
    <meta:editing-duration>PT2H14M26S</meta:editing-duration>
    <meta:editing-cycles>2</meta:editing-cycles>
    <meta:generator>LibreOffice/7.5.1.2$Windows_X86_64 LibreOffice_project/fcbaee479e84c6cd81291587d2ee68cba099e129</meta:generator>
    <meta:document-statistic meta:table-count="1" meta:cell-count="413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Planilha1.P4:Planilha1.P6" chart:error-lower-range="Planilha1.P4:Planilha1.P6" chart:data-label-number="value" chart:data-label-text="false" chart:data-label-symbol="false" chart:data-label-series="false" chart:label-position="top"/>
      <style:graphic-properties draw:stroke="none" draw:fill-color="#a7074b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Planilha1.P4:Planilha1.P6" chart:error-lower-range="Planilha1.P4:Planilha1.P6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Planilha1.P24:Planilha1.P26" chart:error-lower-range="Planilha1.P24:Planilha1.P26" chart:data-label-number="value" chart:data-label-text="false" chart:data-label-symbol="false" chart:data-label-series="false" chart:label-position="top"/>
      <style:graphic-properties draw:stroke="none" draw:fill-color="#3465a4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Planilha1.P24:Planilha1.P26" chart:error-lower-range="Planilha1.P24:Planilha1.P26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67cm" svg:height="8.984cm" xlink:href=".." xlink:type="simple" chart:class="chart:bar" chart:style-name="ch1">
        <chart:title svg:x="5.095cm" svg:y="0.315cm" chart:style-name="ch2">
          <text:p>Insertion Sort - Comparação</text:p>
        </chart:title>
        <chart:legend chart:legend-position="end" svg:x="14.074cm" svg:y="3.944cm" style:legend-expansion="high" chart:style-name="ch3"/>
        <chart:plot-area chart:style-name="ch4" table:cell-range-address="Planilha1.Q5:Planilha1.S5 Planilha1.Q7:Planilha1.Q8 Planilha1.N4:Planilha1.N6 Planilha1.N24:Planilha1.N26" chart:data-source-has-labels="both" svg:x="1.33cm" svg:y="1.273cm" svg:width="12.425cm" svg:height="7.532cm">
          <chart:coordinate-region svg:x="2.983cm" svg:y="1.472cm" svg:width="10.772cm" svg:height="6.686cm"/>
          <chart:axis chart:dimension="x" chart:name="primary-x" chart:style-name="ch5" chartooo:axis-type="auto">
            <chartooo:date-scale/>
            <chart:categories table:cell-range-address="Planilha1.Q5:Planilha1.S5"/>
          </chart:axis>
          <chart:axis chart:dimension="y" chart:name="primary-y" chart:style-name="ch6">
            <chart:title svg:x="0.451cm" svg:y="7.425cm" chart:style-name="ch7">
              <text:p>Tempo de execução (segundos)</text:p>
            </chart:title>
            <chart:grid chart:style-name="ch8" chart:class="major"/>
          </chart:axis>
          <chart:series chart:style-name="ch9" chart:values-cell-range-address="Planilha1.N4:Planilha1.N6" chart:label-cell-address="Planilha1.Q7:Planilha1.Q7" chart:class="chart:bar">
            <chart:error-indicator chart:style-name="ch10" chart:dimension="y"/>
            <chart:data-point chart:repeated="3"/>
          </chart:series>
          <chart:series chart:style-name="ch11" chart:values-cell-range-address="Planilha1.N24:Planilha1.N26" chart:label-cell-address="Planilha1.Q8:Planilha1.Q8" chart:class="chart:bar">
            <chart:error-indicator chart:style-name="ch12" chart:dimension="y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kell</text:p>
                <draw:g>
                  <svg:desc>Planilha1.Q7:Planilha1.Q7</svg:desc>
                </draw:g>
              </table:table-cell>
              <table:table-cell office:value-type="string">
                <text:p>Coluna P</text:p>
              </table:table-cell>
              <table:table-cell office:value-type="string">
                <text:p>Coluna P</text:p>
              </table:table-cell>
              <table:table-cell office:value-type="string">
                <text:p>C</text:p>
                <draw:g>
                  <svg:desc>Planilha1.Q8:Planilha1.Q8</svg:desc>
                </draw:g>
              </table:table-cell>
              <table:table-cell office:value-type="string">
                <text:p>Coluna P</text:p>
              </table:table-cell>
              <table:table-cell office:value-type="string">
                <text:p>Coluna P</text:p>
              </table:table-cell>
            </table:table-row>
          </table:table-header-rows>
          <table:table-rows>
            <table:table-row>
              <table:table-cell office:value-type="string">
                <text:p>Lista 1</text:p>
                <draw:g>
                  <svg:desc>Planilha1.Q5:Planilha1.S5</svg:desc>
                </draw:g>
              </table:table-cell>
              <table:table-cell office:value-type="float" office:value="0.00000114">
                <text:p>0.00000114</text:p>
                <draw:g>
                  <svg:desc>Planilha1.N4:Planilha1.N6</svg:desc>
                </draw:g>
              </table:table-cell>
              <table:table-cell office:value-type="float" office:value="0.0000002344495358837">
                <text:p>0.0000002344495358837</text:p>
                <draw:g>
                  <svg:desc>Planilha1.P4:Planilha1.P6</svg:desc>
                </draw:g>
              </table:table-cell>
              <table:table-cell office:value-type="float" office:value="0.0000002344495358837">
                <text:p>0.0000002344495358837</text:p>
                <draw:g>
                  <svg:desc>Planilha1.P4:Planilha1.P6</svg:desc>
                </draw:g>
              </table:table-cell>
              <table:table-cell office:value-type="float" office:value="0.000002">
                <text:p>0.000002</text:p>
                <draw:g>
                  <svg:desc>Planilha1.N24:Planilha1.N26</svg:desc>
                </draw:g>
              </table:table-cell>
              <table:table-cell office:value-type="float" office:value="0.00000041319668820304">
                <text:p>0.00000041319668820304</text:p>
                <draw:g>
                  <svg:desc>Planilha1.P24:Planilha1.P26</svg:desc>
                </draw:g>
              </table:table-cell>
              <table:table-cell office:value-type="float" office:value="0.00000041319668820304">
                <text:p>0.00000041319668820304</text:p>
                <draw:g>
                  <svg:desc>Planilha1.P24:Planilha1.P26</svg:desc>
                </draw:g>
              </table:table-cell>
            </table:table-row>
            <table:table-row>
              <table:table-cell office:value-type="string">
                <text:p>Lista 2</text:p>
              </table:table-cell>
              <table:table-cell office:value-type="float" office:value="0.000000925">
                <text:p>0.000000925</text:p>
              </table:table-cell>
              <table:table-cell office:value-type="float" office:value="0.00000018233692646561">
                <text:p>0.00000018233692646561</text:p>
              </table:table-cell>
              <table:table-cell office:value-type="float" office:value="0.00000018233692646561">
                <text:p>0.00000018233692646561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19697394266504">
                <text:p>0.0000019697394266504</text:p>
              </table:table-cell>
              <table:table-cell office:value-type="float" office:value="0.0000019697394266504">
                <text:p>0.0000019697394266504</text:p>
              </table:table-cell>
            </table:table-row>
            <table:table-row>
              <table:table-cell office:value-type="string">
                <text:p>Lista 3</text:p>
              </table:table-cell>
              <table:table-cell office:value-type="float" office:value="0.000001005">
                <text:p>0.000001005</text:p>
              </table:table-cell>
              <table:table-cell office:value-type="float" office:value="0.00000017470965484904">
                <text:p>0.00000017470965484904</text:p>
              </table:table-cell>
              <table:table-cell office:value-type="float" office:value="0.00000017470965484904">
                <text:p>0.00000017470965484904</text:p>
              </table:table-cell>
              <table:table-cell office:value-type="float" office:value="0.0000115">
                <text:p>0.0000115</text:p>
              </table:table-cell>
              <table:table-cell office:value-type="float" office:value="0.00000146087090096097">
                <text:p>0.00000146087090096097</text:p>
              </table:table-cell>
              <table:table-cell office:value-type="float" office:value="0.00000146087090096097">
                <text:p>0.000001460870900960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Planilha1.P7:Planilha1.P9" chart:error-lower-range="Planilha1.P7:Planilha1.P9" chart:data-label-number="value" chart:data-label-text="false" chart:data-label-symbol="false" chart:data-label-series="false" chart:label-position="top"/>
      <style:graphic-properties draw:stroke="none" draw:fill-color="#bf0041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Planilha1.P7:Planilha1.P9" chart:error-lower-range="Planilha1.P7:Planilha1.P9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Planilha1.P27:Planilha1.P29" chart:error-lower-range="Planilha1.P27:Planilha1.P29" chart:data-label-number="value" chart:data-label-text="false" chart:data-label-symbol="false" chart:data-label-series="false" chart:label-position="top"/>
      <style:graphic-properties draw:stroke="none" draw:fill-color="#2a6099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Planilha1.P27:Planilha1.P29" chart:error-lower-range="Planilha1.P27:Planilha1.P29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59cm" svg:y="0.316cm" chart:style-name="ch2">
          <text:p>Selection Sort - Comparação</text:p>
        </chart:title>
        <chart:legend chart:legend-position="end" svg:x="14.107cm" svg:y="3.952cm" style:legend-expansion="high" chart:style-name="ch3"/>
        <chart:plot-area chart:style-name="ch4" table:cell-range-address="Planilha1.Q5:Planilha1.S5 Planilha1.Q7:Planilha1.Q8 Planilha1.N7:Planilha1.N9 Planilha1.N27:Planilha1.N29 Planilha1.N5:Planilha1.P6" chart:data-source-has-labels="both" svg:x="1.331cm" svg:y="1.275cm" svg:width="12.456cm" svg:height="7.545cm">
          <chart:coordinate-region svg:x="2.984cm" svg:y="1.475cm" svg:width="10.803cm" svg:height="6.698cm"/>
          <chart:axis chart:dimension="x" chart:name="primary-x" chart:style-name="ch5" chartooo:axis-type="auto">
            <chartooo:date-scale/>
            <chart:categories table:cell-range-address="Planilha1.Q5:Planilha1.S5"/>
          </chart:axis>
          <chart:axis chart:dimension="y" chart:name="primary-y" chart:style-name="ch6">
            <chart:title svg:x="0.451cm" svg:y="7.433cm" chart:style-name="ch7">
              <text:p>Tempo de execução (segundos)</text:p>
            </chart:title>
            <chart:grid chart:style-name="ch8" chart:class="major"/>
          </chart:axis>
          <chart:series chart:style-name="ch9" chart:values-cell-range-address="Planilha1.N7:Planilha1.N9" chart:label-cell-address="Planilha1.Q7:Planilha1.Q7" chart:class="chart:bar">
            <chart:error-indicator chart:style-name="ch10" chart:dimension="y"/>
            <chart:data-point chart:repeated="3"/>
          </chart:series>
          <chart:series chart:style-name="ch11" chart:values-cell-range-address="Planilha1.N27:Planilha1.N29" chart:label-cell-address="Planilha1.Q8:Planilha1.Q8" chart:class="chart:bar">
            <chart:error-indicator chart:style-name="ch12" chart:dimension="y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kell</text:p>
                <draw:g>
                  <svg:desc>Planilha1.Q7:Planilha1.Q7</svg:desc>
                </draw:g>
              </table:table-cell>
              <table:table-cell office:value-type="string">
                <text:p>Coluna P</text:p>
              </table:table-cell>
              <table:table-cell office:value-type="string">
                <text:p>Coluna P</text:p>
              </table:table-cell>
              <table:table-cell office:value-type="string">
                <text:p>C</text:p>
                <draw:g>
                  <svg:desc>Planilha1.Q8:Planilha1.Q8</svg:desc>
                </draw:g>
              </table:table-cell>
              <table:table-cell office:value-type="string">
                <text:p>Coluna P</text:p>
              </table:table-cell>
              <table:table-cell office:value-type="string">
                <text:p>Coluna P</text:p>
              </table:table-cell>
            </table:table-row>
          </table:table-header-rows>
          <table:table-rows>
            <table:table-row>
              <table:table-cell office:value-type="string">
                <text:p>Lista 1</text:p>
                <draw:g>
                  <svg:desc>Planilha1.Q5:Planilha1.S5</svg:desc>
                </draw:g>
              </table:table-cell>
              <table:table-cell office:value-type="float" office:value="0.00000113">
                <text:p>0.00000113</text:p>
                <draw:g>
                  <svg:desc>Planilha1.N7:Planilha1.N9</svg:desc>
                </draw:g>
              </table:table-cell>
              <table:table-cell office:value-type="float" office:value="0.00000010802744714561">
                <text:p>0.00000010802744714561</text:p>
                <draw:g>
                  <svg:desc>Planilha1.P7:Planilha1.P9</svg:desc>
                </draw:g>
              </table:table-cell>
              <table:table-cell office:value-type="float" office:value="0.00000010802744714561">
                <text:p>0.00000010802744714561</text:p>
                <draw:g>
                  <svg:desc>Planilha1.P7:Planilha1.P9</svg:desc>
                </draw:g>
              </table:table-cell>
              <table:table-cell office:value-type="float" office:value="0.000011">
                <text:p>0.000011</text:p>
                <draw:g>
                  <svg:desc>Planilha1.N27:Planilha1.N29</svg:desc>
                </draw:g>
              </table:table-cell>
              <table:table-cell office:value-type="float" office:value="0.00000128024311369475">
                <text:p>0.00000128024311369475</text:p>
                <draw:g>
                  <svg:desc>Planilha1.P27:Planilha1.P29</svg:desc>
                </draw:g>
              </table:table-cell>
              <table:table-cell office:value-type="float" office:value="0.00000128024311369475">
                <text:p>0.00000128024311369475</text:p>
                <draw:g>
                  <svg:desc>Planilha1.P27:Planilha1.P29</svg:desc>
                </draw:g>
              </table:table-cell>
            </table:table-row>
            <table:table-row>
              <table:table-cell office:value-type="string">
                <text:p>Lista 2</text:p>
              </table:table-cell>
              <table:table-cell office:value-type="float" office:value="0.00000101">
                <text:p>0.00000101</text:p>
              </table:table-cell>
              <table:table-cell office:value-type="float" office:value="0.0000001932869560915">
                <text:p>0.0000001932869560915</text:p>
              </table:table-cell>
              <table:table-cell office:value-type="float" office:value="0.0000001932869560915">
                <text:p>0.0000001932869560915</text:p>
              </table:table-cell>
              <table:table-cell office:value-type="float" office:value="0.0000105">
                <text:p>0.0000105</text:p>
              </table:table-cell>
              <table:table-cell office:value-type="float" office:value="0.00000327704311043192">
                <text:p>0.00000327704311043192</text:p>
              </table:table-cell>
              <table:table-cell office:value-type="float" office:value="0.00000327704311043192">
                <text:p>0.00000327704311043192</text:p>
              </table:table-cell>
            </table:table-row>
            <table:table-row>
              <table:table-cell office:value-type="string">
                <text:p>Lista 3</text:p>
              </table:table-cell>
              <table:table-cell office:value-type="float" office:value="0.0000014">
                <text:p>0.0000014</text:p>
              </table:table-cell>
              <table:table-cell office:value-type="float" office:value="0.00000020840201800811">
                <text:p>0.00000020840201800811</text:p>
              </table:table-cell>
              <table:table-cell office:value-type="float" office:value="0.00000020840201800811">
                <text:p>0.00000020840201800811</text:p>
              </table:table-cell>
              <table:table-cell office:value-type="float" office:value="0.0000105">
                <text:p>0.0000105</text:p>
              </table:table-cell>
              <table:table-cell office:value-type="float" office:value="0.00000081599807735904">
                <text:p>0.00000081599807735904</text:p>
              </table:table-cell>
              <table:table-cell office:value-type="float" office:value="0.00000081599807735904">
                <text:p>0.000000815998077359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Planilha1.P10:Planilha1.P12" chart:error-lower-range="Planilha1.P10:Planilha1.P12" chart:data-label-number="value" chart:data-label-text="false" chart:data-label-symbol="false" chart:data-label-series="false" chart:label-position="top"/>
      <style:graphic-properties draw:stroke="none" draw:fill-color="#bf0041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Planilha1.P10:Planilha1.P12" chart:error-lower-range="Planilha1.P10:Planilha1.P12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Planilha1.P30:Planilha1.P32" chart:error-lower-range="Planilha1.P30:Planilha1.P32" chart:data-label-number="value" chart:data-label-text="false" chart:data-label-symbol="false" chart:data-label-series="false" chart:label-position="top"/>
      <style:graphic-properties draw:stroke="none" draw:fill-color="#2a6099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Planilha1.P30:Planilha1.P32" chart:error-lower-range="Planilha1.P30:Planilha1.P32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6cm" svg:height="9.007cm" xlink:href=".." xlink:type="simple" chart:class="chart:bar" chart:style-name="ch1">
        <chart:title svg:x="5.29cm" svg:y="0.316cm" chart:style-name="ch2">
          <text:p>Bubble Sort - Comparação</text:p>
        </chart:title>
        <chart:legend chart:legend-position="end" svg:x="14.093cm" svg:y="3.955cm" style:legend-expansion="high" chart:style-name="ch3"/>
        <chart:plot-area chart:style-name="ch4" table:cell-range-address="Planilha1.Q5:Planilha1.S5 Planilha1.Q7:Planilha1.Q8 Planilha1.N10:Planilha1.N12 Planilha1.N30:Planilha1.N32" chart:data-source-has-labels="both" svg:x="1.33cm" svg:y="1.275cm" svg:width="12.444cm" svg:height="7.552cm">
          <chart:coordinate-region svg:x="2.983cm" svg:y="1.475cm" svg:width="10.791cm" svg:height="6.705cm"/>
          <chart:axis chart:dimension="x" chart:name="primary-x" chart:style-name="ch5" chartooo:axis-type="auto">
            <chartooo:date-scale/>
            <chart:categories table:cell-range-address="Planilha1.Q5:Planilha1.S5"/>
          </chart:axis>
          <chart:axis chart:dimension="y" chart:name="primary-y" chart:style-name="ch6">
            <chart:title svg:x="0.451cm" svg:y="7.437cm" chart:style-name="ch7">
              <text:p>Tempo de execução (segundos)</text:p>
            </chart:title>
            <chart:grid chart:style-name="ch8" chart:class="major"/>
          </chart:axis>
          <chart:series chart:style-name="ch9" chart:values-cell-range-address="Planilha1.N10:Planilha1.N12" chart:label-cell-address="Planilha1.Q7:Planilha1.Q7" chart:class="chart:bar">
            <chart:error-indicator chart:style-name="ch10" chart:dimension="y"/>
            <chart:data-point chart:repeated="3"/>
          </chart:series>
          <chart:series chart:style-name="ch11" chart:values-cell-range-address="Planilha1.N30:Planilha1.N32" chart:label-cell-address="Planilha1.Q8:Planilha1.Q8" chart:class="chart:bar">
            <chart:error-indicator chart:style-name="ch12" chart:dimension="y"/>
            <chart:data-point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kell</text:p>
                <draw:g>
                  <svg:desc>Planilha1.Q7:Planilha1.Q7</svg:desc>
                </draw:g>
              </table:table-cell>
              <table:table-cell office:value-type="string">
                <text:p>Coluna P</text:p>
              </table:table-cell>
              <table:table-cell office:value-type="string">
                <text:p>Coluna P</text:p>
              </table:table-cell>
              <table:table-cell office:value-type="string">
                <text:p>C</text:p>
                <draw:g>
                  <svg:desc>Planilha1.Q8:Planilha1.Q8</svg:desc>
                </draw:g>
              </table:table-cell>
              <table:table-cell office:value-type="string">
                <text:p>Coluna P</text:p>
              </table:table-cell>
              <table:table-cell office:value-type="string">
                <text:p>Coluna P</text:p>
              </table:table-cell>
            </table:table-row>
          </table:table-header-rows>
          <table:table-rows>
            <table:table-row>
              <table:table-cell office:value-type="string">
                <text:p>Lista 1</text:p>
                <draw:g>
                  <svg:desc>Planilha1.Q5:Planilha1.S5</svg:desc>
                </draw:g>
              </table:table-cell>
              <table:table-cell office:value-type="float" office:value="0.00000081">
                <text:p>0.00000081</text:p>
                <draw:g>
                  <svg:desc>Planilha1.N10:Planilha1.N12</svg:desc>
                </draw:g>
              </table:table-cell>
              <table:table-cell office:value-type="float" office:value="0.00000015097802152791">
                <text:p>0.00000015097802152791</text:p>
                <draw:g>
                  <svg:desc>Planilha1.P10:Planilha1.P12</svg:desc>
                </draw:g>
              </table:table-cell>
              <table:table-cell office:value-type="float" office:value="0.00000015097802152791">
                <text:p>0.00000015097802152791</text:p>
                <draw:g>
                  <svg:desc>Planilha1.P10:Planilha1.P12</svg:desc>
                </draw:g>
              </table:table-cell>
              <table:table-cell office:value-type="float" office:value="0.00001">
                <text:p>0.00001</text:p>
                <draw:g>
                  <svg:desc>Planilha1.N30:Planilha1.N32</svg:desc>
                </draw:g>
              </table:table-cell>
              <table:table-cell office:value-type="float" office:value="0.000016960704868722">
                <text:p>0.000016960704868722</text:p>
                <draw:g>
                  <svg:desc>Planilha1.P30:Planilha1.P32</svg:desc>
                </draw:g>
              </table:table-cell>
              <table:table-cell office:value-type="float" office:value="0.000016960704868722">
                <text:p>0.000016960704868722</text:p>
                <draw:g>
                  <svg:desc>Planilha1.P30:Planilha1.P32</svg:desc>
                </draw:g>
              </table:table-cell>
            </table:table-row>
            <table:table-row>
              <table:table-cell office:value-type="string">
                <text:p>Lista 2</text:p>
              </table:table-cell>
              <table:table-cell office:value-type="float" office:value="0.00000078">
                <text:p>0.00000078</text:p>
              </table:table-cell>
              <table:table-cell office:value-type="float" office:value="0.00000017712262954474">
                <text:p>0.00000017712262954474</text:p>
              </table:table-cell>
              <table:table-cell office:value-type="float" office:value="0.00000017712262954474">
                <text:p>0.00000017712262954474</text:p>
              </table:table-cell>
              <table:table-cell office:value-type="float" office:value="0.0000095">
                <text:p>0.0000095</text:p>
              </table:table-cell>
              <table:table-cell office:value-type="float" office:value="0.00000397882880114718">
                <text:p>0.00000397882880114718</text:p>
              </table:table-cell>
              <table:table-cell office:value-type="float" office:value="0.00000397882880114718">
                <text:p>0.00000397882880114718</text:p>
              </table:table-cell>
            </table:table-row>
            <table:table-row>
              <table:table-cell office:value-type="string">
                <text:p>Lista 3</text:p>
              </table:table-cell>
              <table:table-cell office:value-type="float" office:value="0.00000107">
                <text:p>0.00000107</text:p>
              </table:table-cell>
              <table:table-cell office:value-type="float" office:value="0.00000019167628316219">
                <text:p>0.00000019167628316219</text:p>
              </table:table-cell>
              <table:table-cell office:value-type="float" office:value="0.00000019167628316219">
                <text:p>0.00000019167628316219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207114195950972">
                <text:p>0.00000207114195950972</text:p>
              </table:table-cell>
              <table:table-cell office:value-type="float" office:value="0.00000207114195950972">
                <text:p>0.000002071141959509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Planilha1.P13:Planilha1.P15" chart:error-lower-range="Planilha1.P13:Planilha1.P15" chart:data-label-number="value" chart:data-label-text="false" chart:data-label-symbol="false" chart:data-label-series="false" chart:label-position="top"/>
      <style:graphic-properties draw:stroke="none" draw:fill-color="#a7074b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Planilha1.P13:Planilha1.P15" chart:error-lower-range="Planilha1.P13:Planilha1.P15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 chart:error-category="cell-range" chart:error-upper-range="Planilha1.P33:Planilha1.P35" chart:error-lower-range="Planilha1.P33:Planilha1.P35" chart:data-label-number="value" chart:data-label-text="false" chart:data-label-symbol="false" chart:data-label-series="false" chart:label-position="top"/>
      <style:graphic-properties draw:stroke="none" draw:fill-color="#3465a4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Planilha1.P33:Planilha1.P35" chart:error-lower-range="Planilha1.P33:Planilha1.P35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67cm" svg:height="8.984cm" xlink:href=".." xlink:type="simple" chart:class="chart:bar" chart:style-name="ch1">
        <chart:title svg:x="5.373cm" svg:y="0.315cm" chart:style-name="ch2">
          <text:p>Quick Sort - Comparação</text:p>
        </chart:title>
        <chart:legend chart:legend-position="end" svg:x="14.074cm" svg:y="3.944cm" style:legend-expansion="high" chart:style-name="ch3"/>
        <chart:plot-area chart:style-name="ch4" table:cell-range-address="Planilha1.Q5:Planilha1.S5 Planilha1.Q7:Planilha1.Q8 Planilha1.N13:Planilha1.N15 Planilha1.N33:Planilha1.N35" chart:data-source-has-labels="both" svg:x="1.33cm" svg:y="1.273cm" svg:width="12.425cm" svg:height="7.532cm">
          <chart:coordinate-region svg:x="2.983cm" svg:y="1.473cm" svg:width="10.772cm" svg:height="6.685cm"/>
          <chart:axis chart:dimension="x" chart:name="primary-x" chart:style-name="ch5" chartooo:axis-type="auto">
            <chartooo:date-scale/>
            <chart:categories table:cell-range-address="Planilha1.Q5:Planilha1.S5"/>
          </chart:axis>
          <chart:axis chart:dimension="y" chart:name="primary-y" chart:style-name="ch6">
            <chart:title svg:x="0.451cm" svg:y="7.425cm" chart:style-name="ch7">
              <text:p>Tempo de execução (segundos)</text:p>
            </chart:title>
            <chart:grid chart:style-name="ch8" chart:class="major"/>
          </chart:axis>
          <chart:series chart:style-name="ch9" chart:values-cell-range-address="Planilha1.N13:Planilha1.N15" chart:label-cell-address="Planilha1.Q7:Planilha1.Q7" chart:class="chart:bar">
            <chart:error-indicator chart:style-name="ch10" chart:dimension="y"/>
            <chart:data-point chart:style-name="ch11"/>
            <chart:data-point chart:repeated="2"/>
          </chart:series>
          <chart:series chart:style-name="ch12" chart:values-cell-range-address="Planilha1.N33:Planilha1.N35" chart:label-cell-address="Planilha1.Q8:Planilha1.Q8" chart:class="chart:bar">
            <chart:error-indicator chart:style-name="ch13" chart:dimension="y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kell</text:p>
                <draw:g>
                  <svg:desc>Planilha1.Q7:Planilha1.Q7</svg:desc>
                </draw:g>
              </table:table-cell>
              <table:table-cell office:value-type="string">
                <text:p>Coluna P</text:p>
              </table:table-cell>
              <table:table-cell office:value-type="string">
                <text:p>Coluna P</text:p>
              </table:table-cell>
              <table:table-cell office:value-type="string">
                <text:p>C</text:p>
                <draw:g>
                  <svg:desc>Planilha1.Q8:Planilha1.Q8</svg:desc>
                </draw:g>
              </table:table-cell>
              <table:table-cell office:value-type="string">
                <text:p>Coluna P</text:p>
              </table:table-cell>
              <table:table-cell office:value-type="string">
                <text:p>Coluna P</text:p>
              </table:table-cell>
            </table:table-row>
          </table:table-header-rows>
          <table:table-rows>
            <table:table-row>
              <table:table-cell office:value-type="string">
                <text:p>Lista 1</text:p>
                <draw:g>
                  <svg:desc>Planilha1.Q5:Planilha1.S5</svg:desc>
                </draw:g>
              </table:table-cell>
              <table:table-cell office:value-type="float" office:value="0.00000098">
                <text:p>0.00000098</text:p>
                <draw:g>
                  <svg:desc>Planilha1.N13:Planilha1.N15</svg:desc>
                </draw:g>
              </table:table-cell>
              <table:table-cell office:value-type="float" office:value="0.00000025673845798375">
                <text:p>0.00000025673845798375</text:p>
                <draw:g>
                  <svg:desc>Planilha1.P13:Planilha1.P15</svg:desc>
                </draw:g>
              </table:table-cell>
              <table:table-cell office:value-type="float" office:value="0.00000025673845798375">
                <text:p>0.00000025673845798375</text:p>
                <draw:g>
                  <svg:desc>Planilha1.P13:Planilha1.P15</svg:desc>
                </draw:g>
              </table:table-cell>
              <table:table-cell office:value-type="float" office:value="0.000011">
                <text:p>0.000011</text:p>
                <draw:g>
                  <svg:desc>Planilha1.N33:Planilha1.N35</svg:desc>
                </draw:g>
              </table:table-cell>
              <table:table-cell office:value-type="float" office:value="0.00000214802673922172">
                <text:p>0.00000214802673922172</text:p>
                <draw:g>
                  <svg:desc>Planilha1.P33:Planilha1.P35</svg:desc>
                </draw:g>
              </table:table-cell>
              <table:table-cell office:value-type="float" office:value="0.00000214802673922172">
                <text:p>0.00000214802673922172</text:p>
                <draw:g>
                  <svg:desc>Planilha1.P33:Planilha1.P35</svg:desc>
                </draw:g>
              </table:table-cell>
            </table:table-row>
            <table:table-row>
              <table:table-cell office:value-type="string">
                <text:p>Lista 2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00027218835132358">
                <text:p>0.00000027218835132358</text:p>
              </table:table-cell>
              <table:table-cell office:value-type="float" office:value="0.00000027218835132358">
                <text:p>0.00000027218835132358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065657980888347">
                <text:p>0.00000065657980888347</text:p>
              </table:table-cell>
              <table:table-cell office:value-type="float" office:value="0.00000065657980888347">
                <text:p>0.00000065657980888347</text:p>
              </table:table-cell>
            </table:table-row>
            <table:table-row>
              <table:table-cell office:value-type="string">
                <text:p>Lista 3</text:p>
              </table:table-cell>
              <table:table-cell office:value-type="float" office:value="0.000001065">
                <text:p>0.000001065</text:p>
              </table:table-cell>
              <table:table-cell office:value-type="float" office:value="0.00000012772557282695">
                <text:p>0.00000012772557282695</text:p>
              </table:table-cell>
              <table:table-cell office:value-type="float" office:value="0.00000012772557282695">
                <text:p>0.0000001277255728269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107152664858588">
                <text:p>0.00000107152664858588</text:p>
              </table:table-cell>
              <table:table-cell office:value-type="float" office:value="0.00000107152664858588">
                <text:p>0.000001071526648585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Planilha1.P16:Planilha1.P18" chart:error-lower-range="Planilha1.P16:Planilha1.P18" chart:data-label-number="value" chart:data-label-text="false" chart:data-label-symbol="false" chart:data-label-series="false" chart:label-position="top"/>
      <style:graphic-properties draw:stroke="none" draw:fill-color="#a7074b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Planilha1.P16:Planilha1.P18" chart:error-lower-range="Planilha1.P16:Planilha1.P18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 chart:error-category="cell-range" chart:error-upper-range="Planilha1.P36:Planilha1.P38" chart:error-lower-range="Planilha1.P36:Planilha1.P38" chart:data-label-number="value" chart:data-label-text="false" chart:data-label-symbol="false" chart:data-label-series="false" chart:label-position="top"/>
      <style:graphic-properties draw:stroke="none" draw:fill-color="#3465a4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Planilha1.P36:Planilha1.P38" chart:error-lower-range="Planilha1.P36:Planilha1.P38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67cm" svg:height="8.984cm" xlink:href=".." xlink:type="simple" chart:class="chart:bar" chart:style-name="ch1">
        <chart:title svg:x="5.333cm" svg:y="0.315cm" chart:style-name="ch2">
          <text:p>Merge Sort - Comparação</text:p>
        </chart:title>
        <chart:legend chart:legend-position="end" svg:x="14.074cm" svg:y="3.944cm" style:legend-expansion="high" chart:style-name="ch3"/>
        <chart:plot-area chart:style-name="ch4" table:cell-range-address="Planilha1.Q5:Planilha1.S5 Planilha1.Q7:Planilha1.Q8 Planilha1.N16:Planilha1.N18 Planilha1.N36:Planilha1.N38" chart:data-source-has-labels="both" svg:x="1.33cm" svg:y="1.273cm" svg:width="12.425cm" svg:height="7.532cm">
          <chart:coordinate-region svg:x="2.983cm" svg:y="1.472cm" svg:width="10.772cm" svg:height="6.686cm"/>
          <chart:axis chart:dimension="x" chart:name="primary-x" chart:style-name="ch5" chartooo:axis-type="auto">
            <chartooo:date-scale/>
            <chart:categories table:cell-range-address="Planilha1.Q5:Planilha1.S5"/>
          </chart:axis>
          <chart:axis chart:dimension="y" chart:name="primary-y" chart:style-name="ch6">
            <chart:title svg:x="0.451cm" svg:y="7.425cm" chart:style-name="ch7">
              <text:p>Tempo de execução (segundos)</text:p>
            </chart:title>
            <chart:grid chart:style-name="ch8" chart:class="major"/>
          </chart:axis>
          <chart:series chart:style-name="ch9" chart:values-cell-range-address="Planilha1.N16:Planilha1.N18" chart:label-cell-address="Planilha1.Q7:Planilha1.Q7" chart:class="chart:bar">
            <chart:error-indicator chart:style-name="ch10" chart:dimension="y"/>
            <chart:data-point chart:style-name="ch11"/>
            <chart:data-point chart:repeated="2"/>
          </chart:series>
          <chart:series chart:style-name="ch12" chart:values-cell-range-address="Planilha1.N36:Planilha1.N38" chart:label-cell-address="Planilha1.Q8:Planilha1.Q8" chart:class="chart:bar">
            <chart:error-indicator chart:style-name="ch13" chart:dimension="y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kell</text:p>
                <draw:g>
                  <svg:desc>Planilha1.Q7:Planilha1.Q7</svg:desc>
                </draw:g>
              </table:table-cell>
              <table:table-cell office:value-type="string">
                <text:p>Coluna P</text:p>
              </table:table-cell>
              <table:table-cell office:value-type="string">
                <text:p>Coluna P</text:p>
              </table:table-cell>
              <table:table-cell office:value-type="string">
                <text:p>C</text:p>
                <draw:g>
                  <svg:desc>Planilha1.Q8:Planilha1.Q8</svg:desc>
                </draw:g>
              </table:table-cell>
              <table:table-cell office:value-type="string">
                <text:p>Coluna P</text:p>
              </table:table-cell>
              <table:table-cell office:value-type="string">
                <text:p>Coluna P</text:p>
              </table:table-cell>
            </table:table-row>
          </table:table-header-rows>
          <table:table-rows>
            <table:table-row>
              <table:table-cell office:value-type="string">
                <text:p>Lista 1</text:p>
                <draw:g>
                  <svg:desc>Planilha1.Q5:Planilha1.S5</svg:desc>
                </draw:g>
              </table:table-cell>
              <table:table-cell office:value-type="float" office:value="0.00000078">
                <text:p>0.00000078</text:p>
                <draw:g>
                  <svg:desc>Planilha1.N16:Planilha1.N18</svg:desc>
                </draw:g>
              </table:table-cell>
              <table:table-cell office:value-type="float" office:value="0.00000021508167659071">
                <text:p>0.00000021508167659071</text:p>
                <draw:g>
                  <svg:desc>Planilha1.P16:Planilha1.P18</svg:desc>
                </draw:g>
              </table:table-cell>
              <table:table-cell office:value-type="float" office:value="0.00000021508167659071">
                <text:p>0.00000021508167659071</text:p>
                <draw:g>
                  <svg:desc>Planilha1.P16:Planilha1.P18</svg:desc>
                </draw:g>
              </table:table-cell>
              <table:table-cell office:value-type="float" office:value="0.000014">
                <text:p>0.000014</text:p>
                <draw:g>
                  <svg:desc>Planilha1.N36:Planilha1.N38</svg:desc>
                </draw:g>
              </table:table-cell>
              <table:table-cell office:value-type="float" office:value="0.00000128855107312655">
                <text:p>0.00000128855107312655</text:p>
                <draw:g>
                  <svg:desc>Planilha1.P36:Planilha1.P38</svg:desc>
                </draw:g>
              </table:table-cell>
              <table:table-cell office:value-type="float" office:value="0.00000128855107312655">
                <text:p>0.00000128855107312655</text:p>
                <draw:g>
                  <svg:desc>Planilha1.P36:Planilha1.P38</svg:desc>
                </draw:g>
              </table:table-cell>
            </table:table-row>
            <table:table-row>
              <table:table-cell office:value-type="string">
                <text:p>Lista 2</text:p>
              </table:table-cell>
              <table:table-cell office:value-type="float" office:value="0.000000635">
                <text:p>0.000000635</text:p>
              </table:table-cell>
              <table:table-cell office:value-type="float" office:value="0.00000018824872217692">
                <text:p>0.00000018824872217692</text:p>
              </table:table-cell>
              <table:table-cell office:value-type="float" office:value="0.00000018824872217692">
                <text:p>0.00000018824872217692</text:p>
              </table:table-cell>
              <table:table-cell office:value-type="float" office:value="0.0000145">
                <text:p>0.0000145</text:p>
              </table:table-cell>
              <table:table-cell office:value-type="float" office:value="0.00000647447699114994">
                <text:p>0.00000647447699114994</text:p>
              </table:table-cell>
              <table:table-cell office:value-type="float" office:value="0.00000647447699114994">
                <text:p>0.00000647447699114994</text:p>
              </table:table-cell>
            </table:table-row>
            <table:table-row>
              <table:table-cell office:value-type="string">
                <text:p>Lista 3</text:p>
              </table:table-cell>
              <table:table-cell office:value-type="float" office:value="0.00000109">
                <text:p>0.00000109</text:p>
              </table:table-cell>
              <table:table-cell office:value-type="float" office:value="0.00000015067194714303">
                <text:p>0.00000015067194714303</text:p>
              </table:table-cell>
              <table:table-cell office:value-type="float" office:value="0.00000015067194714303">
                <text:p>0.00000015067194714303</text:p>
              </table:table-cell>
              <table:table-cell office:value-type="float" office:value="0.0000135">
                <text:p>0.0000135</text:p>
              </table:table-cell>
              <table:table-cell office:value-type="float" office:value="0.00000124131052354203">
                <text:p>0.00000124131052354203</text:p>
              </table:table-cell>
              <table:table-cell office:value-type="float" office:value="0.00000124131052354203">
                <text:p>0.000001241310523542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